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006750" table:style-name="ce5">
            <text:p>9.006.750</text:p>
          </table:table-cell>
          <table:table-cell office:value-type="float" office:value="1853500" table:style-name="ce5">
            <text:p>1.85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191500" table:style-name="ce6">
            <text:p>13.191.500</text:p>
          </table:table-cell>
          <table:table-cell office:value-type="float" office:value="12028505" table:style-name="ce6">
            <text:p>12.028.505</text:p>
          </table:table-cell>
          <table:table-cell office:value-type="percentage" office:value="0.91183754690520413" table:style-name="ce7">
            <text:p>91,2%</text:p>
          </table:table-cell>
          <table:table-cell office:value-type="float" office:value="6568538" table:style-name="ce5">
            <text:p>6.568.538</text:p>
          </table:table-cell>
          <table:table-cell office:value-type="float" office:value="6073649" table:style-name="ce5">
            <text:p>6.073.649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61645" table:style-name="ce5">
            <text:p>1.461.645</text:p>
          </table:table-cell>
          <table:table-cell office:value-type="float" office:value="249400" table:style-name="ce5">
            <text:p>249.4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61445" table:style-name="ce6">
            <text:p>2.061.445</text:p>
          </table:table-cell>
          <table:table-cell office:value-type="float" office:value="1885589" table:style-name="ce6">
            <text:p>1.885.589</text:p>
          </table:table-cell>
          <table:table-cell office:value-type="percentage" office:value="0.91469284894818925" table:style-name="ce7">
            <text:p>91,5%</text:p>
          </table:table-cell>
          <table:table-cell office:value-type="float" office:value="1034716" table:style-name="ce5">
            <text:p>1.034.716</text:p>
          </table:table-cell>
          <table:table-cell office:value-type="float" office:value="967893" table:style-name="ce5">
            <text:p>967.893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63885" table:style-name="ce5">
            <text:p>1.163.885</text:p>
          </table:table-cell>
          <table:table-cell office:value-type="float" office:value="157500" table:style-name="ce5">
            <text:p>157.5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06985" table:style-name="ce6">
            <text:p>1.606.985</text:p>
          </table:table-cell>
          <table:table-cell office:value-type="float" office:value="1595547" table:style-name="ce6">
            <text:p>1.595.547</text:p>
          </table:table-cell>
          <table:table-cell office:value-type="percentage" office:value="0.99288232310818081" table:style-name="ce7">
            <text:p>99,3%</text:p>
          </table:table-cell>
          <table:table-cell office:value-type="float" office:value="857178" table:style-name="ce5">
            <text:p>857.178</text:p>
          </table:table-cell>
          <table:table-cell office:value-type="float" office:value="807769" table:style-name="ce5">
            <text:p>807.769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19500" table:style-name="ce5">
            <text:p>1.219.500</text:p>
          </table:table-cell>
          <table:table-cell office:value-type="float" office:value="287000" table:style-name="ce5">
            <text:p>287.0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25300" table:style-name="ce6">
            <text:p>1.825.300</text:p>
          </table:table-cell>
          <table:table-cell office:value-type="float" office:value="1520150" table:style-name="ce6">
            <text:p>1.520.150</text:p>
          </table:table-cell>
          <table:table-cell office:value-type="percentage" office:value="0.83282200186270749" table:style-name="ce7">
            <text:p>83,3%</text:p>
          </table:table-cell>
          <table:table-cell office:value-type="float" office:value="823265" table:style-name="ce5">
            <text:p>823.265</text:p>
          </table:table-cell>
          <table:table-cell office:value-type="float" office:value="782902" table:style-name="ce5">
            <text:p>782.902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247540" table:style-name="ce5">
            <text:p>2.247.540</text:p>
          </table:table-cell>
          <table:table-cell office:value-type="float" office:value="529800" table:style-name="ce5">
            <text:p>529.8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414690" table:style-name="ce6">
            <text:p>3.414.690</text:p>
          </table:table-cell>
          <table:table-cell office:value-type="float" office:value="3009406" table:style-name="ce6">
            <text:p>3.009.406</text:p>
          </table:table-cell>
          <table:table-cell office:value-type="percentage" office:value="0.88131162711695643" table:style-name="ce7">
            <text:p>88,1%</text:p>
          </table:table-cell>
          <table:table-cell office:value-type="float" office:value="1630020" table:style-name="ce5">
            <text:p>1.630.020</text:p>
          </table:table-cell>
          <table:table-cell office:value-type="float" office:value="1537497" table:style-name="ce5">
            <text:p>1.537.497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45405" table:style-name="ce5">
            <text:p>645.405</text:p>
          </table:table-cell>
          <table:table-cell office:value-type="float" office:value="104000" table:style-name="ce5">
            <text:p>104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904555" table:style-name="ce6">
            <text:p>904.555</text:p>
          </table:table-cell>
          <table:table-cell office:value-type="float" office:value="828793" table:style-name="ce6">
            <text:p>828.793</text:p>
          </table:table-cell>
          <table:table-cell office:value-type="percentage" office:value="0.91624389893372982" table:style-name="ce7">
            <text:p>91,6%</text:p>
          </table:table-cell>
          <table:table-cell office:value-type="float" office:value="455062" table:style-name="ce5">
            <text:p>455.062</text:p>
          </table:table-cell>
          <table:table-cell office:value-type="float" office:value="407702" table:style-name="ce5">
            <text:p>407.702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732835" table:style-name="ce5">
            <text:p>2.732.835</text:p>
          </table:table-cell>
          <table:table-cell office:value-type="float" office:value="386000" table:style-name="ce5">
            <text:p>386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746085" table:style-name="ce6">
            <text:p>3.746.085</text:p>
          </table:table-cell>
          <table:table-cell office:value-type="float" office:value="3529550" table:style-name="ce6">
            <text:p>3.529.550</text:p>
          </table:table-cell>
          <table:table-cell office:value-type="percentage" office:value="0.94219698698774856" table:style-name="ce7">
            <text:p>94,2%</text:p>
          </table:table-cell>
          <table:table-cell office:value-type="float" office:value="1942165" table:style-name="ce5">
            <text:p>1.942.165</text:p>
          </table:table-cell>
          <table:table-cell office:value-type="float" office:value="1775575" table:style-name="ce5">
            <text:p>1.775.575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07655" table:style-name="ce5">
            <text:p>2.207.655</text:p>
          </table:table-cell>
          <table:table-cell office:value-type="float" office:value="406300" table:style-name="ce5">
            <text:p>406.3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127030" table:style-name="ce6">
            <text:p>3.127.030</text:p>
          </table:table-cell>
          <table:table-cell office:value-type="float" office:value="2836770" table:style-name="ce6">
            <text:p>2.836.770</text:p>
          </table:table-cell>
          <table:table-cell office:value-type="percentage" office:value="0.90717709775729682" table:style-name="ce7">
            <text:p>90,7%</text:p>
          </table:table-cell>
          <table:table-cell office:value-type="float" office:value="1572538" table:style-name="ce5">
            <text:p>1.572.538</text:p>
          </table:table-cell>
          <table:table-cell office:value-type="float" office:value="1421938" table:style-name="ce5">
            <text:p>1.421.938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2110960" table:style-name="ce6">
            <text:p>12.110.960</text:p>
          </table:table-cell>
          <table:table-cell office:value-type="float" office:value="10326449" table:style-name="ce6">
            <text:p>10.326.449</text:p>
          </table:table-cell>
          <table:table-cell office:value-type="percentage" office:value="0.85265321659059234" table:style-name="ce7">
            <text:p>85,3%</text:p>
          </table:table-cell>
          <table:table-cell office:value-type="float" office:value="5675025" table:style-name="ce5">
            <text:p>5.675.025</text:p>
          </table:table-cell>
          <table:table-cell office:value-type="float" office:value="5244843" table:style-name="ce5">
            <text:p>5.244.843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540140" table:style-name="ce5">
            <text:p>5.540.140</text:p>
          </table:table-cell>
          <table:table-cell office:value-type="float" office:value="1106200" table:style-name="ce5">
            <text:p>1.106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860390" table:style-name="ce6">
            <text:p>7.860.390</text:p>
          </table:table-cell>
          <table:table-cell office:value-type="float" office:value="7147233" table:style-name="ce6">
            <text:p>7.147.233</text:p>
          </table:table-cell>
          <table:table-cell office:value-type="percentage" office:value="0.90927205901997232" table:style-name="ce7">
            <text:p>90,9%</text:p>
          </table:table-cell>
          <table:table-cell office:value-type="float" office:value="3966876" table:style-name="ce5">
            <text:p>3.966.876</text:p>
          </table:table-cell>
          <table:table-cell office:value-type="float" office:value="3613566" table:style-name="ce5">
            <text:p>3.613.566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73005" table:style-name="ce5">
            <text:p>1.173.005</text:p>
          </table:table-cell>
          <table:table-cell office:value-type="float" office:value="197400" table:style-name="ce5">
            <text:p>197.4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50155" table:style-name="ce6">
            <text:p>1.650.155</text:p>
          </table:table-cell>
          <table:table-cell office:value-type="float" office:value="1591242" table:style-name="ce6">
            <text:p>1.591.242</text:p>
          </table:table-cell>
          <table:table-cell office:value-type="percentage" office:value="0.96429850529192718" table:style-name="ce7">
            <text:p>96,4%</text:p>
          </table:table-cell>
          <table:table-cell office:value-type="float" office:value="879440" table:style-name="ce5">
            <text:p>879.440</text:p>
          </table:table-cell>
          <table:table-cell office:value-type="float" office:value="793894" table:style-name="ce5">
            <text:p>793.894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004675" table:style-name="ce5">
            <text:p>3.004.675</text:p>
          </table:table-cell>
          <table:table-cell office:value-type="float" office:value="458600" table:style-name="ce5">
            <text:p>458.6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168475" table:style-name="ce6">
            <text:p>4.168.475</text:p>
          </table:table-cell>
          <table:table-cell office:value-type="float" office:value="4119593" table:style-name="ce6">
            <text:p>4.119.593</text:p>
          </table:table-cell>
          <table:table-cell office:value-type="percentage" office:value="0.98827340934034624" table:style-name="ce7">
            <text:p>98,8%</text:p>
          </table:table-cell>
          <table:table-cell office:value-type="float" office:value="2242055" table:style-name="ce5">
            <text:p>2.242.055</text:p>
          </table:table-cell>
          <table:table-cell office:value-type="float" office:value="2065101" table:style-name="ce5">
            <text:p>2.065.101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58085" table:style-name="ce5">
            <text:p>358.085</text:p>
          </table:table-cell>
          <table:table-cell office:value-type="float" office:value="61400" table:style-name="ce5">
            <text:p>61.4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96085" table:style-name="ce6">
            <text:p>496.085</text:p>
          </table:table-cell>
          <table:table-cell office:value-type="float" office:value="446418" table:style-name="ce6">
            <text:p>446.418</text:p>
          </table:table-cell>
          <table:table-cell office:value-type="percentage" office:value="0.89988207666024977" table:style-name="ce7">
            <text:p>90,0%</text:p>
          </table:table-cell>
          <table:table-cell office:value-type="float" office:value="250906" table:style-name="ce5">
            <text:p>250.906</text:p>
          </table:table-cell>
          <table:table-cell office:value-type="float" office:value="227931" table:style-name="ce5">
            <text:p>227.931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362729" table:style-name="ce5">
            <text:p>7.362.729</text:p>
          </table:table-cell>
          <table:table-cell office:value-type="float" office:value="1514600" table:style-name="ce5">
            <text:p>1.514.6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485779" table:style-name="ce6">
            <text:p>10.485.779</text:p>
          </table:table-cell>
          <table:table-cell office:value-type="float" office:value="9070433" table:style-name="ce6">
            <text:p>9.070.433</text:p>
          </table:table-cell>
          <table:table-cell office:value-type="percentage" office:value="0.86502233167416553" table:style-name="ce7">
            <text:p>86,5%</text:p>
          </table:table-cell>
          <table:table-cell office:value-type="float" office:value="5106027" table:style-name="ce5">
            <text:p>5.106.027</text:p>
          </table:table-cell>
          <table:table-cell office:value-type="float" office:value="4615111" table:style-name="ce5">
            <text:p>4.615.111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34045" table:style-name="ce5">
            <text:p>1.634.045</text:p>
          </table:table-cell>
          <table:table-cell office:value-type="float" office:value="368000" table:style-name="ce5">
            <text:p>368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350045" table:style-name="ce6">
            <text:p>2.350.045</text:p>
          </table:table-cell>
          <table:table-cell office:value-type="float" office:value="2095538" table:style-name="ce6">
            <text:p>2.095.538</text:p>
          </table:table-cell>
          <table:table-cell office:value-type="percentage" office:value="0.89170122274254326" table:style-name="ce7">
            <text:p>89,2%</text:p>
          </table:table-cell>
          <table:table-cell office:value-type="float" office:value="1150395" table:style-name="ce5">
            <text:p>1.150.395</text:p>
          </table:table-cell>
          <table:table-cell office:value-type="float" office:value="1062443" table:style-name="ce5">
            <text:p>1.062.443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10925" table:style-name="ce5">
            <text:p>710.925</text:p>
          </table:table-cell>
          <table:table-cell office:value-type="float" office:value="138400" table:style-name="ce5">
            <text:p>138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1027775" table:style-name="ce6">
            <text:p>1.027.775</text:p>
          </table:table-cell>
          <table:table-cell office:value-type="float" office:value="920196" table:style-name="ce6">
            <text:p>920.196</text:p>
          </table:table-cell>
          <table:table-cell office:value-type="percentage" office:value="0.89532825764393953" table:style-name="ce7">
            <text:p>89,5%</text:p>
          </table:table-cell>
          <table:table-cell office:value-type="float" office:value="508419" table:style-name="ce5">
            <text:p>508.419</text:p>
          </table:table-cell>
          <table:table-cell office:value-type="float" office:value="470527" table:style-name="ce5">
            <text:p>470.527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06510" table:style-name="ce5">
            <text:p>2.406.510</text:p>
          </table:table-cell>
          <table:table-cell office:value-type="float" office:value="470200" table:style-name="ce5">
            <text:p>470.2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431760" table:style-name="ce6">
            <text:p>3.431.760</text:p>
          </table:table-cell>
          <table:table-cell office:value-type="float" office:value="3137028" table:style-name="ce6">
            <text:p>3.137.028</text:p>
          </table:table-cell>
          <table:table-cell office:value-type="percentage" office:value="0.91411637177424998" table:style-name="ce7">
            <text:p>91,4%</text:p>
          </table:table-cell>
          <table:table-cell office:value-type="float" office:value="1743734" table:style-name="ce5">
            <text:p>1.743.734</text:p>
          </table:table-cell>
          <table:table-cell office:value-type="float" office:value="1597050" table:style-name="ce5">
            <text:p>1.597.050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2070" table:style-name="ce5">
            <text:p>92.070</text:p>
          </table:table-cell>
          <table:table-cell office:value-type="float" office:value="21000" table:style-name="ce5">
            <text:p>21.0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35320" table:style-name="ce6">
            <text:p>135.320</text:p>
          </table:table-cell>
          <table:table-cell office:value-type="float" office:value="104530" table:style-name="ce6">
            <text:p>104.530</text:p>
          </table:table-cell>
          <table:table-cell office:value-type="percentage" office:value="0.77246526751404077" table:style-name="ce7">
            <text:p>77,2%</text:p>
          </table:table-cell>
          <table:table-cell office:value-type="float" office:value="58018" table:style-name="ce5">
            <text:p>58.018</text:p>
          </table:table-cell>
          <table:table-cell office:value-type="float" office:value="53205" table:style-name="ce5">
            <text:p>53.205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3240" table:style-name="ce5">
            <text:p>93.240</text:p>
          </table:table-cell>
          <table:table-cell office:value-type="float" office:value="22100" table:style-name="ce5">
            <text:p>22.1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36190" table:style-name="ce6">
            <text:p>136.190</text:p>
          </table:table-cell>
          <table:table-cell office:value-type="float" office:value="95598" table:style-name="ce6">
            <text:p>95.598</text:p>
          </table:table-cell>
          <table:table-cell office:value-type="percentage" office:value="0.70194581099933917" table:style-name="ce7">
            <text:p>70,2%</text:p>
          </table:table-cell>
          <table:table-cell office:value-type="float" office:value="54026" table:style-name="ce5">
            <text:p>54.026</text:p>
          </table:table-cell>
          <table:table-cell office:value-type="float" office:value="50251" table:style-name="ce5">
            <text:p>50.251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1125" table:style-name="ce6">
            <text:p>171.125</text:p>
          </table:table-cell>
          <table:table-cell office:value-type="percentage" office:value="0.80126704375187296" table:style-name="ce7">
            <text:p>80,1%</text:p>
          </table:table-cell>
          <table:table-cell office:value-type="float" office:value="91594" table:style-name="ce5">
            <text:p>91.594</text:p>
          </table:table-cell>
          <table:table-cell office:value-type="float" office:value="85715" table:style-name="ce5">
            <text:p>85.715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5037" table:style-name="ce6">
            <text:p>5.037</text:p>
          </table:table-cell>
          <table:table-cell office:value-type="percentage" office:value="0.73105950653120466" table:style-name="ce7">
            <text:p>73,1%</text:p>
          </table:table-cell>
          <table:table-cell office:value-type="float" office:value="3699" table:style-name="ce5">
            <text:p>3.699</text:p>
          </table:table-cell>
          <table:table-cell office:value-type="float" office:value="3379" table:style-name="ce5">
            <text:p>3.379</text:p>
          </table:table-cell>
          <table:table-cell office:value-type="date" office:date-value="2021-09-01T00:00:00" table:style-name="ce8">
            <text:p>0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1478467" table:style-name="ce11">
            <text:p>51.478.467</text:p>
          </table:table-cell>
          <table:table-cell office:value-type="float" office:value="9998780" table:style-name="ce12">
            <text:p>9.998.780</text:p>
          </table:table-cell>
          <table:table-cell office:value-type="float" office:value="9825400" table:style-name="ce13">
            <text:p>9.825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3950982" table:style-name="ce15">
            <text:p>73.950.982</text:p>
          </table:table-cell>
          <table:table-cell office:value-type="float" office:value="66464730" table:style-name="ce15">
            <text:p>66.464.730</text:p>
          </table:table-cell>
          <table:table-cell office:value-type="percentage" office:value="0.89876737539469054" table:style-name="ce16">
            <text:p>89,9%</text:p>
          </table:table-cell>
          <table:table-cell office:value-type="float" office:value="36613696" table:style-name="ce15">
            <text:p>36.613.696</text:p>
          </table:table-cell>
          <table:table-cell office:value-type="float" office:value="33657941" table:style-name="ce15">
            <text:p>33.657.941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15551" table:style-name="ce23">
            <text:p>4.415.551</text:p>
          </table:table-cell>
          <table:table-cell office:value-type="percentage" office:value="0.95364585256855083" table:style-name="ce24">
            <text:p>95,4%</text:p>
          </table:table-cell>
          <table:table-cell office:value-type="float" office:value="4338377" table:style-name="ce23">
            <text:p>4.338.377</text:p>
          </table:table-cell>
          <table:table-cell office:value-type="percentage" office:value="0.93697824641336758" table:style-name="ce24">
            <text:p>93,7%</text:p>
          </table:table-cell>
          <table:table-cell office:value-type="date" office:date-value="2021-08-31T00:00:00" table:style-name="ce25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0491" table:style-name="ce5">
            <text:p>740.491</text:p>
          </table:table-cell>
          <table:table-cell office:value-type="percentage" office:value="0.94049950593010878" table:style-name="ce26">
            <text:p>94,0%</text:p>
          </table:table-cell>
          <table:table-cell office:value-type="float" office:value="727669" table:style-name="ce5">
            <text:p>727.669</text:p>
          </table:table-cell>
          <table:table-cell office:value-type="percentage" office:value="0.92421425105863042" table:style-name="ce26">
            <text:p>92,4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0580" table:style-name="ce5">
            <text:p>650.580</text:p>
          </table:table-cell>
          <table:table-cell office:value-type="percentage" office:value="0.9618770929897319" table:style-name="ce26">
            <text:p>96,2%</text:p>
          </table:table-cell>
          <table:table-cell office:value-type="float" office:value="643632" table:style-name="ce5">
            <text:p>643.632</text:p>
          </table:table-cell>
          <table:table-cell office:value-type="percentage" office:value="0.95160453305537696" table:style-name="ce26">
            <text:p>95,2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8919" table:style-name="ce5">
            <text:p>548.919</text:p>
          </table:table-cell>
          <table:table-cell office:value-type="percentage" office:value="0.88641406328218608" table:style-name="ce26">
            <text:p>88,6%</text:p>
          </table:table-cell>
          <table:table-cell office:value-type="float" office:value="534731" table:style-name="ce5">
            <text:p>534.731</text:p>
          </table:table-cell>
          <table:table-cell office:value-type="percentage" office:value="0.86350277267310238" table:style-name="ce26">
            <text:p>86,4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6275" table:style-name="ce5">
            <text:p>1.096.275</text:p>
          </table:table-cell>
          <table:table-cell office:value-type="percentage" office:value="0.89984363393102651" table:style-name="ce26">
            <text:p>90,0%</text:p>
          </table:table-cell>
          <table:table-cell office:value-type="float" office:value="1070323" table:style-name="ce5">
            <text:p>1.070.323</text:p>
          </table:table-cell>
          <table:table-cell office:value-type="percentage" office:value="0.87854173250321144" table:style-name="ce26">
            <text:p>87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2048" table:style-name="ce5">
            <text:p>342.048</text:p>
          </table:table-cell>
          <table:table-cell office:value-type="percentage" office:value="0.95228655905296977" table:style-name="ce26">
            <text:p>95,2%</text:p>
          </table:table-cell>
          <table:table-cell office:value-type="float" office:value="335681" table:style-name="ce5">
            <text:p>335.681</text:p>
          </table:table-cell>
          <table:table-cell office:value-type="percentage" office:value="0.93456036705216794" table:style-name="ce26">
            <text:p>93,5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9416" table:style-name="ce5">
            <text:p>1.459.416</text:p>
          </table:table-cell>
          <table:table-cell office:value-type="percentage" office:value="0.95254555446628919" table:style-name="ce26">
            <text:p>95,3%</text:p>
          </table:table-cell>
          <table:table-cell office:value-type="float" office:value="1433530" table:style-name="ce5">
            <text:p>1.433.530</text:p>
          </table:table-cell>
          <table:table-cell office:value-type="percentage" office:value="0.93565003309135952" table:style-name="ce26">
            <text:p>93,6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1678" table:style-name="ce5">
            <text:p>1.081.678</text:p>
          </table:table-cell>
          <table:table-cell office:value-type="percentage" office:value="0.93991772837154663" table:style-name="ce26">
            <text:p>94,0%</text:p>
          </table:table-cell>
          <table:table-cell office:value-type="float" office:value="1046370" table:style-name="ce5">
            <text:p>1.046.370</text:p>
          </table:table-cell>
          <table:table-cell office:value-type="percentage" office:value="0.90923704969143793" table:style-name="ce26">
            <text:p>90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62313" table:style-name="ce5">
            <text:p>3.962.313</text:p>
          </table:table-cell>
          <table:table-cell office:value-type="percentage" office:value="0.91537831916826817" table:style-name="ce26">
            <text:p>91,5%</text:p>
          </table:table-cell>
          <table:table-cell office:value-type="float" office:value="3823425" table:style-name="ce5">
            <text:p>3.823.425</text:p>
          </table:table-cell>
          <table:table-cell office:value-type="percentage" office:value="0.88329224621223412" table:style-name="ce26">
            <text:p>88,3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1472" table:style-name="ce5">
            <text:p>2.751.472</text:p>
          </table:table-cell>
          <table:table-cell office:value-type="percentage" office:value="0.94909665017041833" table:style-name="ce26">
            <text:p>94,9%</text:p>
          </table:table-cell>
          <table:table-cell office:value-type="float" office:value="2691405" table:style-name="ce5">
            <text:p>2.691.405</text:p>
          </table:table-cell>
          <table:table-cell office:value-type="percentage" office:value="0.92837705408301985" table:style-name="ce26">
            <text:p>92,8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1619" table:style-name="ce5">
            <text:p>611.619</text:p>
          </table:table-cell>
          <table:table-cell office:value-type="percentage" office:value="0.98348738036430994" table:style-name="ce26">
            <text:p>98,3%</text:p>
          </table:table-cell>
          <table:table-cell office:value-type="float" office:value="602364" table:style-name="ce5">
            <text:p>602.364</text:p>
          </table:table-cell>
          <table:table-cell office:value-type="percentage" office:value="0.96860527940722441" table:style-name="ce26">
            <text:p>96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8912" table:style-name="ce5">
            <text:p>1.658.912</text:p>
          </table:table-cell>
          <table:table-cell office:value-type="percentage" office:value="0.9644270888744324" table:style-name="ce26">
            <text:p>96,4%</text:p>
          </table:table-cell>
          <table:table-cell office:value-type="float" office:value="1645892" table:style-name="ce5">
            <text:p>1.645.892</text:p>
          </table:table-cell>
          <table:table-cell office:value-type="percentage" office:value="0.95685776591025762" table:style-name="ce26">
            <text:p>95,7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325" table:style-name="ce5">
            <text:p>181.325</text:p>
          </table:table-cell>
          <table:table-cell office:value-type="percentage" office:value="0.96111543986303472" table:style-name="ce26">
            <text:p>96,1%</text:p>
          </table:table-cell>
          <table:table-cell office:value-type="float" office:value="177014" table:style-name="ce5">
            <text:p>177.014</text:p>
          </table:table-cell>
          <table:table-cell office:value-type="percentage" office:value="0.93826493021875212" table:style-name="ce26">
            <text:p>93,8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9507" table:style-name="ce5">
            <text:p>3.499.507</text:p>
          </table:table-cell>
          <table:table-cell office:value-type="percentage" office:value="0.93763249273902283" table:style-name="ce26">
            <text:p>93,8%</text:p>
          </table:table-cell>
          <table:table-cell office:value-type="float" office:value="3419633" table:style-name="ce5">
            <text:p>3.419.633</text:p>
          </table:table-cell>
          <table:table-cell office:value-type="percentage" office:value="0.91623163321079881" table:style-name="ce26">
            <text:p>91,6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4900" table:style-name="ce5">
            <text:p>754.900</text:p>
          </table:table-cell>
          <table:table-cell office:value-type="percentage" office:value="0.95922194888893408" table:style-name="ce26">
            <text:p>95,9%</text:p>
          </table:table-cell>
          <table:table-cell office:value-type="float" office:value="731473" table:style-name="ce5">
            <text:p>731.473</text:p>
          </table:table-cell>
          <table:table-cell office:value-type="percentage" office:value="0.92945417488360749" table:style-name="ce26">
            <text:p>92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4744" table:style-name="ce5">
            <text:p>354.744</text:p>
          </table:table-cell>
          <table:table-cell office:value-type="percentage" office:value="0.94472939935765299" table:style-name="ce26">
            <text:p>94,5%</text:p>
          </table:table-cell>
          <table:table-cell office:value-type="float" office:value="348309" table:style-name="ce5">
            <text:p>348.309</text:p>
          </table:table-cell>
          <table:table-cell office:value-type="percentage" office:value="0.92759215761468772" table:style-name="ce26">
            <text:p>92,8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7820" table:style-name="ce5">
            <text:p>1.287.820</text:p>
          </table:table-cell>
          <table:table-cell office:value-type="percentage" office:value="0.9516426998507308" table:style-name="ce26">
            <text:p>95,2%</text:p>
          </table:table-cell>
          <table:table-cell office:value-type="float" office:value="1267460" table:style-name="ce5">
            <text:p>1.267.460</text:p>
          </table:table-cell>
          <table:table-cell office:value-type="percentage" office:value="0.93659754962091546" table:style-name="ce26">
            <text:p>93,7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921" table:style-name="ce5">
            <text:p>34.921</text:p>
          </table:table-cell>
          <table:table-cell office:value-type="percentage" office:value="0.89591564472266405" table:style-name="ce26">
            <text:p>89,6%</text:p>
          </table:table-cell>
          <table:table-cell office:value-type="float" office:value="33645" table:style-name="ce5">
            <text:p>33.645</text:p>
          </table:table-cell>
          <table:table-cell office:value-type="percentage" office:value="0.86317922930884083" table:style-name="ce26">
            <text:p>86,3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518" table:style-name="ce5">
            <text:p>31.518</text:p>
          </table:table-cell>
          <table:table-cell office:value-type="percentage" office:value="0.84668905305574216" table:style-name="ce26">
            <text:p>84,7%</text:p>
          </table:table-cell>
          <table:table-cell office:value-type="float" office:value="30689" table:style-name="ce5">
            <text:p>30.689</text:p>
          </table:table-cell>
          <table:table-cell office:value-type="percentage" office:value="0.82441907320349228" table:style-name="ce26">
            <text:p>82,4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30" table:style-name="ce5">
            <text:p>34.930</text:p>
          </table:table-cell>
          <table:table-cell office:value-type="string" table:style-name="ce26">
            <text:p>-</text:p>
          </table:table-cell>
          <table:table-cell office:value-type="float" office:value="33172" table:style-name="ce5">
            <text:p>33.172</text:p>
          </table:table-cell>
          <table:table-cell office:value-type="string" table:style-name="ce26">
            <text:p>-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98" table:style-name="ce5">
            <text:p>1.598</text:p>
          </table:table-cell>
          <table:table-cell office:value-type="string" table:style-name="ce26">
            <text:p>-</text:p>
          </table:table-cell>
          <table:table-cell office:value-type="float" office:value="1509" table:style-name="ce5">
            <text:p>1.509</text:p>
          </table:table-cell>
          <table:table-cell office:value-type="string" table:style-name="ce26">
            <text:p>-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500537" table:style-name="ce15">
            <text:p>25.500.537</text:p>
          </table:table-cell>
          <table:table-cell office:value-type="percentage" office:value="0.94250608494986976" table:style-name="ce16">
            <text:p>94,3%</text:p>
          </table:table-cell>
          <table:table-cell office:value-type="float" office:value="24936303" table:style-name="ce15">
            <text:p>24.936.303</text:p>
          </table:table-cell>
          <table:table-cell office:value-type="percentage" office:value="0.92165185829826612" table:style-name="ce16">
            <text:p>92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office:value-type="string" table:number-columns-spanned="10" table:number-rows-spanned="1" table:style-name="ce17">
            <text:p>Datos del 01/09/2021</text:p>
          </table:table-cell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383" table:style-name="ce35">
            <text:p>433.383</text:p>
          </table:table-cell>
          <table:table-cell office:value-type="percentage" office:value="1" table:style-name="ce36">
            <text:p>100,0%</text:p>
          </table:table-cell>
          <table:table-cell office:value-type="float" office:value="652413" table:style-name="ce35">
            <text:p>652.413</text:p>
          </table:table-cell>
          <table:table-cell office:value-type="percentage" office:value="1" table:style-name="ce36">
            <text:p>100,0%</text:p>
          </table:table-cell>
          <table:table-cell office:value-type="float" office:value="920083" table:style-name="ce35">
            <text:p>920.083</text:p>
          </table:table-cell>
          <table:table-cell office:value-type="percentage" office:value="1" table:style-name="ce36">
            <text:p>100,0%</text:p>
          </table:table-cell>
          <table:table-cell office:value-type="float" office:value="1194483" table:style-name="ce35">
            <text:p>1.194.483</text:p>
          </table:table-cell>
          <table:table-cell office:value-type="percentage" office:value="0.94423966084357491" table:style-name="ce36">
            <text:p>94,4%</text:p>
          </table:table-cell>
          <table:table-cell office:value-type="float" office:value="1215189" table:style-name="ce35">
            <text:p>1.215.189</text:p>
          </table:table-cell>
          <table:table-cell office:value-type="percentage" office:value="0.87732056711577533" table:style-name="ce36">
            <text:p>87,7%</text:p>
          </table:table-cell>
          <table:table-cell office:value-type="float" office:value="880587" table:style-name="ce35">
            <text:p>880.587</text:p>
          </table:table-cell>
          <table:table-cell office:value-type="percentage" office:value="0.77229772929188045" table:style-name="ce36">
            <text:p>77,2%</text:p>
          </table:table-cell>
          <table:table-cell office:value-type="float" office:value="693743" table:style-name="ce35">
            <text:p>693.743</text:p>
          </table:table-cell>
          <table:table-cell office:value-type="percentage" office:value="0.74702693739016579" table:style-name="ce36">
            <text:p>74,7%</text:p>
          </table:table-cell>
          <table:table-cell office:value-type="float" office:value="563355" table:style-name="ce35">
            <text:p>563.355</text:p>
          </table:table-cell>
          <table:table-cell office:value-type="percentage" office:value="0.74823982244819076" table:style-name="ce36">
            <text:p>74,8%</text:p>
          </table:table-cell>
          <table:table-cell office:value-type="float" office:value="6553236" table:style-name="ce35">
            <text:p>6.553.23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7939586485461907" table:style-name="ce36">
            <text:p>87,9%</text:p>
          </table:table-cell>
          <table:table-cell office:value-type="percentage" office:value="0.77421051506123695" table:style-name="ce36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63" table:style-name="ce38">
            <text:p>101.063</text:p>
          </table:table-cell>
          <table:table-cell office:value-type="percentage" office:value="1" table:style-name="ce39">
            <text:p>100,0%</text:p>
          </table:table-cell>
          <table:table-cell office:value-type="float" office:value="118961" table:style-name="ce38">
            <text:p>118.961</text:p>
          </table:table-cell>
          <table:table-cell office:value-type="percentage" office:value="1" table:style-name="ce39">
            <text:p>100,0%</text:p>
          </table:table-cell>
          <table:table-cell office:value-type="float" office:value="153384" table:style-name="ce38">
            <text:p>153.384</text:p>
          </table:table-cell>
          <table:table-cell office:value-type="percentage" office:value="0.98092308479410617" table:style-name="ce39">
            <text:p>98,1%</text:p>
          </table:table-cell>
          <table:table-cell office:value-type="float" office:value="183508" table:style-name="ce38">
            <text:p>183.508</text:p>
          </table:table-cell>
          <table:table-cell office:value-type="percentage" office:value="0.92556464547627937" table:style-name="ce39">
            <text:p>92,6%</text:p>
          </table:table-cell>
          <table:table-cell office:value-type="float" office:value="183575" table:style-name="ce38">
            <text:p>183.575</text:p>
          </table:table-cell>
          <table:table-cell office:value-type="percentage" office:value="0.85406363547545161" table:style-name="ce39">
            <text:p>85,4%</text:p>
          </table:table-cell>
          <table:table-cell office:value-type="float" office:value="119205" table:style-name="ce38">
            <text:p>119.205</text:p>
          </table:table-cell>
          <table:table-cell office:value-type="percentage" office:value="0.72559439027062567" table:style-name="ce39">
            <text:p>72,6%</text:p>
          </table:table-cell>
          <table:table-cell office:value-type="float" office:value="95644" table:style-name="ce38">
            <text:p>95.644</text:p>
          </table:table-cell>
          <table:table-cell office:value-type="percentage" office:value="0.73346063297060604" table:style-name="ce39">
            <text:p>73,3%</text:p>
          </table:table-cell>
          <table:table-cell office:value-type="float" office:value="75194" table:style-name="ce38">
            <text:p>75.194</text:p>
          </table:table-cell>
          <table:table-cell office:value-type="percentage" office:value="0.72926708628732695" table:style-name="ce39">
            <text:p>72,9%</text:p>
          </table:table-cell>
          <table:table-cell office:value-type="float" office:value="1030534" table:style-name="ce38">
            <text:p>1.030.53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6955061621723784" table:style-name="ce39">
            <text:p>87,0%</text:p>
          </table:table-cell>
          <table:table-cell office:value-type="percentage" office:value="0.77519255057390946" table:style-name="ce3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73" table:style-name="ce38">
            <text:p>88.773</text:p>
          </table:table-cell>
          <table:table-cell office:value-type="percentage" office:value="1" table:style-name="ce39">
            <text:p>100,0%</text:p>
          </table:table-cell>
          <table:table-cell office:value-type="float" office:value="114082" table:style-name="ce38">
            <text:p>114.082</text:p>
          </table:table-cell>
          <table:table-cell office:value-type="percentage" office:value="1" table:style-name="ce39">
            <text:p>100,0%</text:p>
          </table:table-cell>
          <table:table-cell office:value-type="float" office:value="147062" table:style-name="ce38">
            <text:p>147.062</text:p>
          </table:table-cell>
          <table:table-cell office:value-type="percentage" office:value="0.98269318151444685" table:style-name="ce39">
            <text:p>98,3%</text:p>
          </table:table-cell>
          <table:table-cell office:value-type="float" office:value="152008" table:style-name="ce38">
            <text:p>152.008</text:p>
          </table:table-cell>
          <table:table-cell office:value-type="percentage" office:value="0.93459989547788125" table:style-name="ce39">
            <text:p>93,5%</text:p>
          </table:table-cell>
          <table:table-cell office:value-type="float" office:value="148655" table:style-name="ce38">
            <text:p>148.655</text:p>
          </table:table-cell>
          <table:table-cell office:value-type="percentage" office:value="0.89018701382692689" table:style-name="ce39">
            <text:p>89,0%</text:p>
          </table:table-cell>
          <table:table-cell office:value-type="float" office:value="88239" table:style-name="ce38">
            <text:p>88.239</text:p>
          </table:table-cell>
          <table:table-cell office:value-type="percentage" office:value="0.77097622563367729" table:style-name="ce39">
            <text:p>77,1%</text:p>
          </table:table-cell>
          <table:table-cell office:value-type="float" office:value="62581" table:style-name="ce38">
            <text:p>62.581</text:p>
          </table:table-cell>
          <table:table-cell office:value-type="percentage" office:value="0.7910530773217378" table:style-name="ce39">
            <text:p>79,1%</text:p>
          </table:table-cell>
          <table:table-cell office:value-type="float" office:value="54229" table:style-name="ce38">
            <text:p>54.229</text:p>
          </table:table-cell>
          <table:table-cell office:value-type="percentage" office:value="0.84732812499999999" table:style-name="ce39">
            <text:p>84,7%</text:p>
          </table:table-cell>
          <table:table-cell office:value-type="float" office:value="855629" table:style-name="ce38">
            <text:p>855.62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1616261228125973" table:style-name="ce39">
            <text:p>91,6%</text:p>
          </table:table-cell>
          <table:table-cell office:value-type="percentage" office:value="0.83985319753745646" table:style-name="ce39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65" table:style-name="ce38">
            <text:p>51.265</text:p>
          </table:table-cell>
          <table:table-cell office:value-type="percentage" office:value="1" table:style-name="ce39">
            <text:p>100,0%</text:p>
          </table:table-cell>
          <table:table-cell office:value-type="float" office:value="78841" table:style-name="ce38">
            <text:p>78.841</text:p>
          </table:table-cell>
          <table:table-cell office:value-type="percentage" office:value="0.9791966814049381" table:style-name="ce39">
            <text:p>97,9%</text:p>
          </table:table-cell>
          <table:table-cell office:value-type="float" office:value="109172" table:style-name="ce38">
            <text:p>109.172</text:p>
          </table:table-cell>
          <table:table-cell office:value-type="percentage" office:value="0.93125538466787794" table:style-name="ce39">
            <text:p>93,1%</text:p>
          </table:table-cell>
          <table:table-cell office:value-type="float" office:value="147811" table:style-name="ce38">
            <text:p>147.811</text:p>
          </table:table-cell>
          <table:table-cell office:value-type="percentage" office:value="0.89151794061412448" table:style-name="ce39">
            <text:p>89,2%</text:p>
          </table:table-cell>
          <table:table-cell office:value-type="float" office:value="161830" table:style-name="ce38">
            <text:p>161.830</text:p>
          </table:table-cell>
          <table:table-cell office:value-type="percentage" office:value="0.78492714820635201" table:style-name="ce39">
            <text:p>78,5%</text:p>
          </table:table-cell>
          <table:table-cell office:value-type="float" office:value="117792" table:style-name="ce38">
            <text:p>117.792</text:p>
          </table:table-cell>
          <table:table-cell office:value-type="percentage" office:value="0.64654448451316504" table:style-name="ce39">
            <text:p>64,7%</text:p>
          </table:table-cell>
          <table:table-cell office:value-type="float" office:value="88412" table:style-name="ce38">
            <text:p>88.412</text:p>
          </table:table-cell>
          <table:table-cell office:value-type="percentage" office:value="0.640936045584376" table:style-name="ce39">
            <text:p>64,1%</text:p>
          </table:table-cell>
          <table:table-cell office:value-type="float" office:value="66124" table:style-name="ce38">
            <text:p>66.124</text:p>
          </table:table-cell>
          <table:table-cell office:value-type="percentage" office:value="0.69254294093003765" table:style-name="ce39">
            <text:p>69,3%</text:p>
          </table:table-cell>
          <table:table-cell office:value-type="float" office:value="821247" table:style-name="ce38">
            <text:p>821.24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9357733892374571" table:style-name="ce39">
            <text:p>79,4%</text:p>
          </table:table-cell>
          <table:table-cell office:value-type="percentage" office:value="0.70099603685054668" table:style-name="ce39">
            <text:p>70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66" table:style-name="ce38">
            <text:p>92.666</text:p>
          </table:table-cell>
          <table:table-cell office:value-type="percentage" office:value="1" table:style-name="ce39">
            <text:p>100,0%</text:p>
          </table:table-cell>
          <table:table-cell office:value-type="float" office:value="150750" table:style-name="ce38">
            <text:p>150.750</text:p>
          </table:table-cell>
          <table:table-cell office:value-type="percentage" office:value="0.97553241744374919" table:style-name="ce39">
            <text:p>97,6%</text:p>
          </table:table-cell>
          <table:table-cell office:value-type="float" office:value="222839" table:style-name="ce38">
            <text:p>222.839</text:p>
          </table:table-cell>
          <table:table-cell office:value-type="percentage" office:value="0.9478799789018767" table:style-name="ce39">
            <text:p>94,8%</text:p>
          </table:table-cell>
          <table:table-cell office:value-type="float" office:value="317680" table:style-name="ce38">
            <text:p>317.680</text:p>
          </table:table-cell>
          <table:table-cell office:value-type="percentage" office:value="0.90633130962705988" table:style-name="ce39">
            <text:p>90,6%</text:p>
          </table:table-cell>
          <table:table-cell office:value-type="float" office:value="312340" table:style-name="ce38">
            <text:p>312.340</text:p>
          </table:table-cell>
          <table:table-cell office:value-type="percentage" office:value="0.80515771130427605" table:style-name="ce39">
            <text:p>80,5%</text:p>
          </table:table-cell>
          <table:table-cell office:value-type="float" office:value="220866" table:style-name="ce38">
            <text:p>220.866</text:p>
          </table:table-cell>
          <table:table-cell office:value-type="percentage" office:value="0.71033080975383844" table:style-name="ce39">
            <text:p>71,0%</text:p>
          </table:table-cell>
          <table:table-cell office:value-type="float" office:value="176704" table:style-name="ce38">
            <text:p>176.704</text:p>
          </table:table-cell>
          <table:table-cell office:value-type="percentage" office:value="0.70190825746381302" table:style-name="ce39">
            <text:p>70,2%</text:p>
          </table:table-cell>
          <table:table-cell office:value-type="float" office:value="134053" table:style-name="ce38">
            <text:p>134.053</text:p>
          </table:table-cell>
          <table:table-cell office:value-type="percentage" office:value="0.74557973714800585" table:style-name="ce39">
            <text:p>74,6%</text:p>
          </table:table-cell>
          <table:table-cell office:value-type="float" office:value="1627898" table:style-name="ce38">
            <text:p>1.627.89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023234702214532" table:style-name="ce39">
            <text:p>83,0%</text:p>
          </table:table-cell>
          <table:table-cell office:value-type="percentage" office:value="0.74813139260424866" table:style-name="ce39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1" table:style-name="ce38">
            <text:p>42.361</text:p>
          </table:table-cell>
          <table:table-cell office:value-type="percentage" office:value="1" table:style-name="ce39">
            <text:p>100,0%</text:p>
          </table:table-cell>
          <table:table-cell office:value-type="float" office:value="55945" table:style-name="ce38">
            <text:p>55.945</text:p>
          </table:table-cell>
          <table:table-cell office:value-type="percentage" office:value="1" table:style-name="ce39">
            <text:p>100,0%</text:p>
          </table:table-cell>
          <table:table-cell office:value-type="float" office:value="75908" table:style-name="ce38">
            <text:p>75.908</text:p>
          </table:table-cell>
          <table:table-cell office:value-type="percentage" office:value="0.98142090632878665" table:style-name="ce39">
            <text:p>98,1%</text:p>
          </table:table-cell>
          <table:table-cell office:value-type="float" office:value="82851" table:style-name="ce38">
            <text:p>82.851</text:p>
          </table:table-cell>
          <table:table-cell office:value-type="percentage" office:value="0.92093504068293985" table:style-name="ce39">
            <text:p>92,1%</text:p>
          </table:table-cell>
          <table:table-cell office:value-type="float" office:value="84983" table:style-name="ce38">
            <text:p>84.983</text:p>
          </table:table-cell>
          <table:table-cell office:value-type="percentage" office:value="0.86922235064284181" table:style-name="ce39">
            <text:p>86,9%</text:p>
          </table:table-cell>
          <table:table-cell office:value-type="float" office:value="50834" table:style-name="ce38">
            <text:p>50.834</text:p>
          </table:table-cell>
          <table:table-cell office:value-type="percentage" office:value="0.7213258978615924" table:style-name="ce39">
            <text:p>72,1%</text:p>
          </table:table-cell>
          <table:table-cell office:value-type="float" office:value="34556" table:style-name="ce38">
            <text:p>34.556</text:p>
          </table:table-cell>
          <table:table-cell office:value-type="percentage" office:value="0.68420948420948424" table:style-name="ce39">
            <text:p>68,4%</text:p>
          </table:table-cell>
          <table:table-cell office:value-type="float" office:value="26173" table:style-name="ce38">
            <text:p>26.173</text:p>
          </table:table-cell>
          <table:table-cell office:value-type="percentage" office:value="0.59534153720173788" table:style-name="ce39">
            <text:p>59,5%</text:p>
          </table:table-cell>
          <table:table-cell office:value-type="float" office:value="453611" table:style-name="ce38">
            <text:p>453.61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6546008887159032" table:style-name="ce39">
            <text:p>86,5%</text:p>
          </table:table-cell>
          <table:table-cell office:value-type="percentage" office:value="0.77819027114195283" table:style-name="ce3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79" table:style-name="ce38">
            <text:p>229.079</text:p>
          </table:table-cell>
          <table:table-cell office:value-type="percentage" office:value="1" table:style-name="ce39">
            <text:p>100,0%</text:p>
          </table:table-cell>
          <table:table-cell office:value-type="float" office:value="249952" table:style-name="ce38">
            <text:p>249.952</text:p>
          </table:table-cell>
          <table:table-cell office:value-type="percentage" office:value="1" table:style-name="ce39">
            <text:p>100,0%</text:p>
          </table:table-cell>
          <table:table-cell office:value-type="float" office:value="317917" table:style-name="ce38">
            <text:p>317.917</text:p>
          </table:table-cell>
          <table:table-cell office:value-type="percentage" office:value="0.99793455230322525" table:style-name="ce39">
            <text:p>99,8%</text:p>
          </table:table-cell>
          <table:table-cell office:value-type="float" office:value="348093" table:style-name="ce38">
            <text:p>348.093</text:p>
          </table:table-cell>
          <table:table-cell office:value-type="percentage" office:value="0.91321046763297697" table:style-name="ce39">
            <text:p>91,3%</text:p>
          </table:table-cell>
          <table:table-cell office:value-type="float" office:value="314375" table:style-name="ce38">
            <text:p>314.375</text:p>
          </table:table-cell>
          <table:table-cell office:value-type="percentage" office:value="0.86531977264282078" table:style-name="ce39">
            <text:p>86,5%</text:p>
          </table:table-cell>
          <table:table-cell office:value-type="float" office:value="203408" table:style-name="ce38">
            <text:p>203.408</text:p>
          </table:table-cell>
          <table:table-cell office:value-type="percentage" office:value="0.75960012398098464" table:style-name="ce39">
            <text:p>76,0%</text:p>
          </table:table-cell>
          <table:table-cell office:value-type="float" office:value="156979" table:style-name="ce38">
            <text:p>156.979</text:p>
          </table:table-cell>
          <table:table-cell office:value-type="percentage" office:value="0.7439551481948381" table:style-name="ce39">
            <text:p>74,4%</text:p>
          </table:table-cell>
          <table:table-cell office:value-type="float" office:value="118621" table:style-name="ce38">
            <text:p>118.621</text:p>
          </table:table-cell>
          <table:table-cell office:value-type="percentage" office:value="0.71742811868732692" table:style-name="ce39">
            <text:p>71,7%</text:p>
          </table:table-cell>
          <table:table-cell office:value-type="float" office:value="1938424" table:style-name="ce38">
            <text:p>1.938.42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07162907989099" table:style-name="ce39">
            <text:p>89,1%</text:p>
          </table:table-cell>
          <table:table-cell office:value-type="percentage" office:value="0.80939055115874536" table:style-name="ce3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57" table:style-name="ce38">
            <text:p>137.557</text:p>
          </table:table-cell>
          <table:table-cell office:value-type="percentage" office:value="1" table:style-name="ce39">
            <text:p>100,0%</text:p>
          </table:table-cell>
          <table:table-cell office:value-type="float" office:value="157711" table:style-name="ce38">
            <text:p>157.711</text:p>
          </table:table-cell>
          <table:table-cell office:value-type="percentage" office:value="0.99126341129219808" table:style-name="ce39">
            <text:p>99,1%</text:p>
          </table:table-cell>
          <table:table-cell office:value-type="float" office:value="220337" table:style-name="ce38">
            <text:p>220.337</text:p>
          </table:table-cell>
          <table:table-cell office:value-type="percentage" office:value="1" table:style-name="ce39">
            <text:p>100,0%</text:p>
          </table:table-cell>
          <table:table-cell office:value-type="float" office:value="283622" table:style-name="ce38">
            <text:p>283.622</text:p>
          </table:table-cell>
          <table:table-cell office:value-type="percentage" office:value="0.92241396132406217" table:style-name="ce39">
            <text:p>92,2%</text:p>
          </table:table-cell>
          <table:table-cell office:value-type="float" office:value="282451" table:style-name="ce38">
            <text:p>282.451</text:p>
          </table:table-cell>
          <table:table-cell office:value-type="percentage" office:value="0.85434582054112918" table:style-name="ce39">
            <text:p>85,4%</text:p>
          </table:table-cell>
          <table:table-cell office:value-type="float" office:value="198154" table:style-name="ce38">
            <text:p>198.154</text:p>
          </table:table-cell>
          <table:table-cell office:value-type="percentage" office:value="0.74521720489956789" table:style-name="ce39">
            <text:p>74,5%</text:p>
          </table:table-cell>
          <table:table-cell office:value-type="float" office:value="161633" table:style-name="ce38">
            <text:p>161.633</text:p>
          </table:table-cell>
          <table:table-cell office:value-type="percentage" office:value="0.74113320708518082" table:style-name="ce39">
            <text:p>74,1%</text:p>
          </table:table-cell>
          <table:table-cell office:value-type="float" office:value="128103" table:style-name="ce38">
            <text:p>128.103</text:p>
          </table:table-cell>
          <table:table-cell office:value-type="percentage" office:value="0.73634262984848131" table:style-name="ce39">
            <text:p>73,6%</text:p>
          </table:table-cell>
          <table:table-cell office:value-type="float" office:value="1569568" table:style-name="ce38">
            <text:p>1.569.56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6774761386655341" table:style-name="ce39">
            <text:p>86,8%</text:p>
          </table:table-cell>
          <table:table-cell office:value-type="percentage" office:value="0.76743197923354001" table:style-name="ce39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926" table:style-name="ce38">
            <text:p>457.926</text:p>
          </table:table-cell>
          <table:table-cell office:value-type="percentage" office:value="1" table:style-name="ce39">
            <text:p>100,0%</text:p>
          </table:table-cell>
          <table:table-cell office:value-type="float" office:value="616042" table:style-name="ce38">
            <text:p>616.042</text:p>
          </table:table-cell>
          <table:table-cell office:value-type="percentage" office:value="0.969698973070651" table:style-name="ce39">
            <text:p>97,0%</text:p>
          </table:table-cell>
          <table:table-cell office:value-type="float" office:value="791873" table:style-name="ce38">
            <text:p>791.873</text:p>
          </table:table-cell>
          <table:table-cell office:value-type="percentage" office:value="0.94542517526600323" table:style-name="ce39">
            <text:p>94,5%</text:p>
          </table:table-cell>
          <table:table-cell office:value-type="float" office:value="1003817" table:style-name="ce38">
            <text:p>1.003.817</text:p>
          </table:table-cell>
          <table:table-cell office:value-type="percentage" office:value="0.91943157046291379" table:style-name="ce39">
            <text:p>91,9%</text:p>
          </table:table-cell>
          <table:table-cell office:value-type="float" office:value="1092655" table:style-name="ce38">
            <text:p>1.092.655</text:p>
          </table:table-cell>
          <table:table-cell office:value-type="percentage" office:value="0.82980888623927762" table:style-name="ce39">
            <text:p>83,0%</text:p>
          </table:table-cell>
          <table:table-cell office:value-type="float" office:value="716012" table:style-name="ce38">
            <text:p>716.012</text:p>
          </table:table-cell>
          <table:table-cell office:value-type="percentage" office:value="0.68540719780367054" table:style-name="ce39">
            <text:p>68,5%</text:p>
          </table:table-cell>
          <table:table-cell office:value-type="float" office:value="556327" table:style-name="ce38">
            <text:p>556.327</text:p>
          </table:table-cell>
          <table:table-cell office:value-type="percentage" office:value="0.66313480782182166" table:style-name="ce39">
            <text:p>66,3%</text:p>
          </table:table-cell>
          <table:table-cell office:value-type="float" office:value="431335" table:style-name="ce38">
            <text:p>431.335</text:p>
          </table:table-cell>
          <table:table-cell office:value-type="percentage" office:value="0.65735652258727217" table:style-name="ce39">
            <text:p>65,7%</text:p>
          </table:table-cell>
          <table:table-cell office:value-type="float" office:value="5665987" table:style-name="ce38">
            <text:p>5.665.98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494030598279644" table:style-name="ce39">
            <text:p>82,5%</text:p>
          </table:table-cell>
          <table:table-cell office:value-type="percentage" office:value="0.72823112818632374" table:style-name="ce39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751" table:style-name="ce38">
            <text:p>296.751</text:p>
          </table:table-cell>
          <table:table-cell office:value-type="percentage" office:value="1" table:style-name="ce39">
            <text:p>100,0%</text:p>
          </table:table-cell>
          <table:table-cell office:value-type="float" office:value="433545" table:style-name="ce38">
            <text:p>433.545</text:p>
          </table:table-cell>
          <table:table-cell office:value-type="percentage" office:value="0.99014072927086616" table:style-name="ce39">
            <text:p>99,0%</text:p>
          </table:table-cell>
          <table:table-cell office:value-type="float" office:value="566571" table:style-name="ce38">
            <text:p>566.571</text:p>
          </table:table-cell>
          <table:table-cell office:value-type="percentage" office:value="0.97562197793114847" table:style-name="ce39">
            <text:p>97,6%</text:p>
          </table:table-cell>
          <table:table-cell office:value-type="float" office:value="710765" table:style-name="ce38">
            <text:p>710.765</text:p>
          </table:table-cell>
          <table:table-cell office:value-type="percentage" office:value="0.94474661520016379" table:style-name="ce39">
            <text:p>94,5%</text:p>
          </table:table-cell>
          <table:table-cell office:value-type="float" office:value="743840" table:style-name="ce38">
            <text:p>743.840</text:p>
          </table:table-cell>
          <table:table-cell office:value-type="percentage" office:value="0.87347402734655721" table:style-name="ce39">
            <text:p>87,3%</text:p>
          </table:table-cell>
          <table:table-cell office:value-type="float" office:value="487739" table:style-name="ce38">
            <text:p>487.739</text:p>
          </table:table-cell>
          <table:table-cell office:value-type="percentage" office:value="0.75180305783811863" table:style-name="ce39">
            <text:p>75,2%</text:p>
          </table:table-cell>
          <table:table-cell office:value-type="float" office:value="393131" table:style-name="ce38">
            <text:p>393.131</text:p>
          </table:table-cell>
          <table:table-cell office:value-type="percentage" office:value="0.76169578746275135" table:style-name="ce39">
            <text:p>76,2%</text:p>
          </table:table-cell>
          <table:table-cell office:value-type="float" office:value="321286" table:style-name="ce38">
            <text:p>321.286</text:p>
          </table:table-cell>
          <table:table-cell office:value-type="percentage" office:value="0.75680221232371725" table:style-name="ce39">
            <text:p>75,7%</text:p>
          </table:table-cell>
          <table:table-cell office:value-type="float" office:value="3953628" table:style-name="ce38">
            <text:p>3.953.62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808430688572626" table:style-name="ce39">
            <text:p>88,1%</text:p>
          </table:table-cell>
          <table:table-cell office:value-type="percentage" office:value="0.78175836252680009" table:style-name="ce39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72" table:style-name="ce38">
            <text:p>78.172</text:p>
          </table:table-cell>
          <table:table-cell office:value-type="percentage" office:value="1" table:style-name="ce39">
            <text:p>100,0%</text:p>
          </table:table-cell>
          <table:table-cell office:value-type="float" office:value="95786" table:style-name="ce38">
            <text:p>95.786</text:p>
          </table:table-cell>
          <table:table-cell office:value-type="percentage" office:value="1" table:style-name="ce39">
            <text:p>100,0%</text:p>
          </table:table-cell>
          <table:table-cell office:value-type="float" office:value="132210" table:style-name="ce38">
            <text:p>132.210</text:p>
          </table:table-cell>
          <table:table-cell office:value-type="percentage" office:value="1" table:style-name="ce39">
            <text:p>100,0%</text:p>
          </table:table-cell>
          <table:table-cell office:value-type="float" office:value="160588" table:style-name="ce38">
            <text:p>160.588</text:p>
          </table:table-cell>
          <table:table-cell office:value-type="percentage" office:value="0.94901191376701965" table:style-name="ce39">
            <text:p>94,9%</text:p>
          </table:table-cell>
          <table:table-cell office:value-type="float" office:value="144863" table:style-name="ce38">
            <text:p>144.863</text:p>
          </table:table-cell>
          <table:table-cell office:value-type="percentage" office:value="0.90826614167304098" table:style-name="ce39">
            <text:p>90,8%</text:p>
          </table:table-cell>
          <table:table-cell office:value-type="float" office:value="110480" table:style-name="ce38">
            <text:p>110.480</text:p>
          </table:table-cell>
          <table:table-cell office:value-type="percentage" office:value="0.8276957424014264" table:style-name="ce39">
            <text:p>82,8%</text:p>
          </table:table-cell>
          <table:table-cell office:value-type="float" office:value="87956" table:style-name="ce38">
            <text:p>87.956</text:p>
          </table:table-cell>
          <table:table-cell office:value-type="percentage" office:value="0.77617366749029293" table:style-name="ce39">
            <text:p>77,6%</text:p>
          </table:table-cell>
          <table:table-cell office:value-type="float" office:value="68340" table:style-name="ce38">
            <text:p>68.340</text:p>
          </table:table-cell>
          <table:table-cell office:value-type="percentage" office:value="0.80637168141592919" table:style-name="ce39">
            <text:p>80,6%</text:p>
          </table:table-cell>
          <table:table-cell office:value-type="float" office:value="878395" table:style-name="ce38">
            <text:p>878.39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129317406393918" table:style-name="ce39">
            <text:p>92,1%</text:p>
          </table:table-cell>
          <table:table-cell office:value-type="percentage" office:value="0.82556929736923479" table:style-name="ce3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06" table:style-name="ce38">
            <text:p>241.706</text:p>
          </table:table-cell>
          <table:table-cell office:value-type="percentage" office:value="1" table:style-name="ce39">
            <text:p>100,0%</text:p>
          </table:table-cell>
          <table:table-cell office:value-type="float" office:value="290420" table:style-name="ce38">
            <text:p>290.420</text:p>
          </table:table-cell>
          <table:table-cell office:value-type="percentage" office:value="1" table:style-name="ce39">
            <text:p>100,0%</text:p>
          </table:table-cell>
          <table:table-cell office:value-type="float" office:value="342110" table:style-name="ce38">
            <text:p>342.110</text:p>
          </table:table-cell>
          <table:table-cell office:value-type="percentage" office:value="0.98611523461708084" table:style-name="ce39">
            <text:p>98,6%</text:p>
          </table:table-cell>
          <table:table-cell office:value-type="float" office:value="385883" table:style-name="ce38">
            <text:p>385.883</text:p>
          </table:table-cell>
          <table:table-cell office:value-type="percentage" office:value="0.95071066227466128" table:style-name="ce39">
            <text:p>95,1%</text:p>
          </table:table-cell>
          <table:table-cell office:value-type="float" office:value="398793" table:style-name="ce38">
            <text:p>398.793</text:p>
          </table:table-cell>
          <table:table-cell office:value-type="percentage" office:value="0.89976106727794936" table:style-name="ce39">
            <text:p>90,0%</text:p>
          </table:table-cell>
          <table:table-cell office:value-type="float" office:value="249037" table:style-name="ce38">
            <text:p>249.037</text:p>
          </table:table-cell>
          <table:table-cell office:value-type="percentage" office:value="0.77003970217186957" table:style-name="ce39">
            <text:p>77,0%</text:p>
          </table:table-cell>
          <table:table-cell office:value-type="float" office:value="179268" table:style-name="ce38">
            <text:p>179.268</text:p>
          </table:table-cell>
          <table:table-cell office:value-type="percentage" office:value="0.77611578441516837" table:style-name="ce39">
            <text:p>77,6%</text:p>
          </table:table-cell>
          <table:table-cell office:value-type="float" office:value="154441" table:style-name="ce38">
            <text:p>154.441</text:p>
          </table:table-cell>
          <table:table-cell office:value-type="percentage" office:value="0.85797218997039004" table:style-name="ce39">
            <text:p>85,8%</text:p>
          </table:table-cell>
          <table:table-cell office:value-type="float" office:value="2241658" table:style-name="ce38">
            <text:p>2.241.65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1328610301825586" table:style-name="ce39">
            <text:p>91,3%</text:p>
          </table:table-cell>
          <table:table-cell office:value-type="percentage" office:value="0.82968474202009834" table:style-name="ce3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8" table:style-name="ce38">
            <text:p>23.338</text:p>
          </table:table-cell>
          <table:table-cell office:value-type="percentage" office:value="1" table:style-name="ce39">
            <text:p>100,0%</text:p>
          </table:table-cell>
          <table:table-cell office:value-type="float" office:value="28611" table:style-name="ce38">
            <text:p>28.611</text:p>
          </table:table-cell>
          <table:table-cell office:value-type="percentage" office:value="1" table:style-name="ce39">
            <text:p>100,0%</text:p>
          </table:table-cell>
          <table:table-cell office:value-type="float" office:value="37806" table:style-name="ce38">
            <text:p>37.806</text:p>
          </table:table-cell>
          <table:table-cell office:value-type="percentage" office:value="1" table:style-name="ce39">
            <text:p>100,0%</text:p>
          </table:table-cell>
          <table:table-cell office:value-type="float" office:value="44947" table:style-name="ce38">
            <text:p>44.947</text:p>
          </table:table-cell>
          <table:table-cell office:value-type="percentage" office:value="0.94299681101040622" table:style-name="ce39">
            <text:p>94,3%</text:p>
          </table:table-cell>
          <table:table-cell office:value-type="float" office:value="46623" table:style-name="ce38">
            <text:p>46.623</text:p>
          </table:table-cell>
          <table:table-cell office:value-type="percentage" office:value="0.88055980508810694" table:style-name="ce39">
            <text:p>88,1%</text:p>
          </table:table-cell>
          <table:table-cell office:value-type="float" office:value="29375" table:style-name="ce38">
            <text:p>29.375</text:p>
          </table:table-cell>
          <table:table-cell office:value-type="percentage" office:value="0.74709428011902645" table:style-name="ce39">
            <text:p>74,7%</text:p>
          </table:table-cell>
          <table:table-cell office:value-type="float" office:value="21321" table:style-name="ce38">
            <text:p>21.321</text:p>
          </table:table-cell>
          <table:table-cell office:value-type="percentage" office:value="0.70001313283866307" table:style-name="ce39">
            <text:p>70,0%</text:p>
          </table:table-cell>
          <table:table-cell office:value-type="float" office:value="18183" table:style-name="ce38">
            <text:p>18.183</text:p>
          </table:table-cell>
          <table:table-cell office:value-type="percentage" office:value="0.71216512611624627" table:style-name="ce39">
            <text:p>71,2%</text:p>
          </table:table-cell>
          <table:table-cell office:value-type="float" office:value="250204" table:style-name="ce38">
            <text:p>250.20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8109307321195895" table:style-name="ce39">
            <text:p>88,1%</text:p>
          </table:table-cell>
          <table:table-cell office:value-type="percentage" office:value="0.78209768875385255" table:style-name="ce39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313" table:style-name="ce38">
            <text:p>373.313</text:p>
          </table:table-cell>
          <table:table-cell office:value-type="percentage" office:value="1" table:style-name="ce39">
            <text:p>100,0%</text:p>
          </table:table-cell>
          <table:table-cell office:value-type="float" office:value="509579" table:style-name="ce38">
            <text:p>509.579</text:p>
          </table:table-cell>
          <table:table-cell office:value-type="percentage" office:value="0.96863220682746576" table:style-name="ce39">
            <text:p>96,9%</text:p>
          </table:table-cell>
          <table:table-cell office:value-type="float" office:value="683466" table:style-name="ce38">
            <text:p>683.466</text:p>
          </table:table-cell>
          <table:table-cell office:value-type="percentage" office:value="0.97176688377886122" table:style-name="ce39">
            <text:p>97,2%</text:p>
          </table:table-cell>
          <table:table-cell office:value-type="float" office:value="928402" table:style-name="ce38">
            <text:p>928.402</text:p>
          </table:table-cell>
          <table:table-cell office:value-type="percentage" office:value="0.95437728660965493" table:style-name="ce39">
            <text:p>95,4%</text:p>
          </table:table-cell>
          <table:table-cell office:value-type="float" office:value="1004747" table:style-name="ce38">
            <text:p>1.004.747</text:p>
          </table:table-cell>
          <table:table-cell office:value-type="percentage" office:value="0.86172554892017039" table:style-name="ce39">
            <text:p>86,2%</text:p>
          </table:table-cell>
          <table:table-cell office:value-type="float" office:value="702817" table:style-name="ce38">
            <text:p>702.817</text:p>
          </table:table-cell>
          <table:table-cell office:value-type="percentage" office:value="0.74008782275388574" table:style-name="ce39">
            <text:p>74,0%</text:p>
          </table:table-cell>
          <table:table-cell office:value-type="float" office:value="537945" table:style-name="ce38">
            <text:p>537.945</text:p>
          </table:table-cell>
          <table:table-cell office:value-type="percentage" office:value="0.72452944543587328" table:style-name="ce39">
            <text:p>72,5%</text:p>
          </table:table-cell>
          <table:table-cell office:value-type="float" office:value="352260" table:style-name="ce38">
            <text:p>352.260</text:p>
          </table:table-cell>
          <table:table-cell office:value-type="percentage" office:value="0.63637447564954419" table:style-name="ce39">
            <text:p>63,6%</text:p>
          </table:table-cell>
          <table:table-cell office:value-type="float" office:value="5092529" table:style-name="ce38">
            <text:p>5.092.52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5188736515624031" table:style-name="ce39">
            <text:p>85,2%</text:p>
          </table:table-cell>
          <table:table-cell office:value-type="percentage" office:value="0.7511228799059807" table:style-name="ce3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86" table:style-name="ce38">
            <text:p>73.786</text:p>
          </table:table-cell>
          <table:table-cell office:value-type="percentage" office:value="1" table:style-name="ce39">
            <text:p>100,0%</text:p>
          </table:table-cell>
          <table:table-cell office:value-type="float" office:value="102765" table:style-name="ce38">
            <text:p>102.765</text:p>
          </table:table-cell>
          <table:table-cell office:value-type="percentage" office:value="0.9986977521647441" table:style-name="ce39">
            <text:p>99,9%</text:p>
          </table:table-cell>
          <table:table-cell office:value-type="float" office:value="146958" table:style-name="ce38">
            <text:p>146.958</text:p>
          </table:table-cell>
          <table:table-cell office:value-type="percentage" office:value="1" table:style-name="ce39">
            <text:p>100,0%</text:p>
          </table:table-cell>
          <table:table-cell office:value-type="float" office:value="204999" table:style-name="ce38">
            <text:p>204.999</text:p>
          </table:table-cell>
          <table:table-cell office:value-type="percentage" office:value="0.961281276962899" table:style-name="ce39">
            <text:p>96,1%</text:p>
          </table:table-cell>
          <table:table-cell office:value-type="float" office:value="226392" table:style-name="ce38">
            <text:p>226.392</text:p>
          </table:table-cell>
          <table:table-cell office:value-type="percentage" office:value="0.89075650090298519" table:style-name="ce39">
            <text:p>89,1%</text:p>
          </table:table-cell>
          <table:table-cell office:value-type="float" office:value="157958" table:style-name="ce38">
            <text:p>157.958</text:p>
          </table:table-cell>
          <table:table-cell office:value-type="percentage" office:value="0.7557690559465654" table:style-name="ce39">
            <text:p>75,6%</text:p>
          </table:table-cell>
          <table:table-cell office:value-type="float" office:value="129978" table:style-name="ce38">
            <text:p>129.978</text:p>
          </table:table-cell>
          <table:table-cell office:value-type="percentage" office:value="0.75459802145743349" table:style-name="ce39">
            <text:p>75,5%</text:p>
          </table:table-cell>
          <table:table-cell office:value-type="float" office:value="105279" table:style-name="ce38">
            <text:p>105.279</text:p>
          </table:table-cell>
          <table:table-cell office:value-type="percentage" office:value="0.74195526237895892" table:style-name="ce39">
            <text:p>74,2%</text:p>
          </table:table-cell>
          <table:table-cell office:value-type="float" office:value="1148115" table:style-name="ce38">
            <text:p>1.148.11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7633201718598897" table:style-name="ce39">
            <text:p>87,6%</text:p>
          </table:table-cell>
          <table:table-cell office:value-type="percentage" office:value="0.75971165610477676" table:style-name="ce39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56" table:style-name="ce38">
            <text:p>42.456</text:p>
          </table:table-cell>
          <table:table-cell office:value-type="percentage" office:value="1" table:style-name="ce39">
            <text:p>100,0%</text:p>
          </table:table-cell>
          <table:table-cell office:value-type="float" office:value="55801" table:style-name="ce38">
            <text:p>55.801</text:p>
          </table:table-cell>
          <table:table-cell office:value-type="percentage" office:value="1" table:style-name="ce39">
            <text:p>100,0%</text:p>
          </table:table-cell>
          <table:table-cell office:value-type="float" office:value="71766" table:style-name="ce38">
            <text:p>71.766</text:p>
          </table:table-cell>
          <table:table-cell office:value-type="percentage" office:value="0.97185959590488058" table:style-name="ce39">
            <text:p>97,2%</text:p>
          </table:table-cell>
          <table:table-cell office:value-type="float" office:value="90968" table:style-name="ce38">
            <text:p>90.968</text:p>
          </table:table-cell>
          <table:table-cell office:value-type="percentage" office:value="0.94078226156741884" table:style-name="ce39">
            <text:p>94,1%</text:p>
          </table:table-cell>
          <table:table-cell office:value-type="float" office:value="93753" table:style-name="ce38">
            <text:p>93.753</text:p>
          </table:table-cell>
          <table:table-cell office:value-type="percentage" office:value="0.86806725801374052" table:style-name="ce39">
            <text:p>86,8%</text:p>
          </table:table-cell>
          <table:table-cell office:value-type="float" office:value="61106" table:style-name="ce38">
            <text:p>61.106</text:p>
          </table:table-cell>
          <table:table-cell office:value-type="percentage" office:value="0.75123246579215897" table:style-name="ce39">
            <text:p>75,1%</text:p>
          </table:table-cell>
          <table:table-cell office:value-type="float" office:value="50910" table:style-name="ce38">
            <text:p>50.910</text:p>
          </table:table-cell>
          <table:table-cell office:value-type="percentage" office:value="0.74728081377427447" table:style-name="ce39">
            <text:p>74,7%</text:p>
          </table:table-cell>
          <table:table-cell office:value-type="float" office:value="41106" table:style-name="ce38">
            <text:p>41.106</text:p>
          </table:table-cell>
          <table:table-cell office:value-type="percentage" office:value="0.72898489040221326" table:style-name="ce39">
            <text:p>72,9%</text:p>
          </table:table-cell>
          <table:table-cell office:value-type="float" office:value="507866" table:style-name="ce38">
            <text:p>507.86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7359164983813653" table:style-name="ce39">
            <text:p>87,4%</text:p>
          </table:table-cell>
          <table:table-cell office:value-type="percentage" office:value="0.76810088370031926" table:style-name="ce39">
            <text:p>76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905" table:style-name="ce38">
            <text:p>163.905</text:p>
          </table:table-cell>
          <table:table-cell office:value-type="percentage" office:value="1" table:style-name="ce39">
            <text:p>100,0%</text:p>
          </table:table-cell>
          <table:table-cell office:value-type="float" office:value="213404" table:style-name="ce38">
            <text:p>213.404</text:p>
          </table:table-cell>
          <table:table-cell office:value-type="percentage" office:value="1" table:style-name="ce39">
            <text:p>100,0%</text:p>
          </table:table-cell>
          <table:table-cell office:value-type="float" office:value="277008" table:style-name="ce38">
            <text:p>277.008</text:p>
          </table:table-cell>
          <table:table-cell office:value-type="percentage" office:value="0.98889400576183695" table:style-name="ce39">
            <text:p>98,9%</text:p>
          </table:table-cell>
          <table:table-cell office:value-type="float" office:value="319804" table:style-name="ce38">
            <text:p>319.804</text:p>
          </table:table-cell>
          <table:table-cell office:value-type="percentage" office:value="0.9406636331281234" table:style-name="ce39">
            <text:p>94,1%</text:p>
          </table:table-cell>
          <table:table-cell office:value-type="float" office:value="313699" table:style-name="ce38">
            <text:p>313.699</text:p>
          </table:table-cell>
          <table:table-cell office:value-type="percentage" office:value="0.86625355877536703" table:style-name="ce39">
            <text:p>86,6%</text:p>
          </table:table-cell>
          <table:table-cell office:value-type="float" office:value="191782" table:style-name="ce38">
            <text:p>191.782</text:p>
          </table:table-cell>
          <table:table-cell office:value-type="percentage" office:value="0.7360857900615253" table:style-name="ce39">
            <text:p>73,6%</text:p>
          </table:table-cell>
          <table:table-cell office:value-type="float" office:value="142726" table:style-name="ce38">
            <text:p>142.726</text:p>
          </table:table-cell>
          <table:table-cell office:value-type="percentage" office:value="0.70819812041640617" table:style-name="ce39">
            <text:p>70,8%</text:p>
          </table:table-cell>
          <table:table-cell office:value-type="float" office:value="115538" table:style-name="ce38">
            <text:p>115.538</text:p>
          </table:table-cell>
          <table:table-cell office:value-type="percentage" office:value="0.68525438003392525" table:style-name="ce39">
            <text:p>68,5%</text:p>
          </table:table-cell>
          <table:table-cell office:value-type="float" office:value="1737866" table:style-name="ce38">
            <text:p>1.737.86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7596569054655304" table:style-name="ce39">
            <text:p>87,6%</text:p>
          </table:table-cell>
          <table:table-cell office:value-type="percentage" office:value="0.78264484099105425" table:style-name="ce39">
            <text:p>78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7" table:style-name="ce38">
            <text:p>2.387</text:p>
          </table:table-cell>
          <table:table-cell office:value-type="percentage" office:value="0.91631477927063343" table:style-name="ce39">
            <text:p>91,6%</text:p>
          </table:table-cell>
          <table:table-cell office:value-type="float" office:value="3876" table:style-name="ce38">
            <text:p>3.876</text:p>
          </table:table-cell>
          <table:table-cell office:value-type="percentage" office:value="0.89763779527559051" table:style-name="ce39">
            <text:p>89,8%</text:p>
          </table:table-cell>
          <table:table-cell office:value-type="float" office:value="7560" table:style-name="ce38">
            <text:p>7.560</text:p>
          </table:table-cell>
          <table:table-cell office:value-type="percentage" office:value="0.96219931271477666" table:style-name="ce39">
            <text:p>96,2%</text:p>
          </table:table-cell>
          <table:table-cell office:value-type="float" office:value="10337" table:style-name="ce38">
            <text:p>10.337</text:p>
          </table:table-cell>
          <table:table-cell office:value-type="percentage" office:value="0.89451367255105574" table:style-name="ce39">
            <text:p>89,5%</text:p>
          </table:table-cell>
          <table:table-cell office:value-type="float" office:value="10761" table:style-name="ce38">
            <text:p>10.761</text:p>
          </table:table-cell>
          <table:table-cell office:value-type="percentage" office:value="0.85121025154247743" table:style-name="ce39">
            <text:p>85,1%</text:p>
          </table:table-cell>
          <table:table-cell office:value-type="float" office:value="8582" table:style-name="ce38">
            <text:p>8.582</text:p>
          </table:table-cell>
          <table:table-cell office:value-type="percentage" office:value="0.72154027240625529" table:style-name="ce39">
            <text:p>72,2%</text:p>
          </table:table-cell>
          <table:table-cell office:value-type="float" office:value="8000" table:style-name="ce38">
            <text:p>8.000</text:p>
          </table:table-cell>
          <table:table-cell office:value-type="percentage" office:value="0.72946111060454089" table:style-name="ce39">
            <text:p>72,9%</text:p>
          </table:table-cell>
          <table:table-cell office:value-type="float" office:value="6372" table:style-name="ce38">
            <text:p>6.372</text:p>
          </table:table-cell>
          <table:table-cell office:value-type="percentage" office:value="0.69822485207100593" table:style-name="ce39">
            <text:p>69,8%</text:p>
          </table:table-cell>
          <table:table-cell office:value-type="float" office:value="57875" table:style-name="ce38">
            <text:p>57.87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1554287324737551" table:style-name="ce39">
            <text:p>81,6%</text:p>
          </table:table-cell>
          <table:table-cell office:value-type="percentage" office:value="0.6873352176907912" table:style-name="ce39">
            <text:p>68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2" table:style-name="ce38">
            <text:p>2.002</text:p>
          </table:table-cell>
          <table:table-cell office:value-type="percentage" office:value="0.85227756492124307" table:style-name="ce39">
            <text:p>85,2%</text:p>
          </table:table-cell>
          <table:table-cell office:value-type="float" office:value="3291" table:style-name="ce38">
            <text:p>3.291</text:p>
          </table:table-cell>
          <table:table-cell office:value-type="percentage" office:value="0.87806830309498396" table:style-name="ce39">
            <text:p>87,8%</text:p>
          </table:table-cell>
          <table:table-cell office:value-type="float" office:value="7036" table:style-name="ce38">
            <text:p>7.036</text:p>
          </table:table-cell>
          <table:table-cell office:value-type="percentage" office:value="0.89893956816149223" table:style-name="ce39">
            <text:p>89,9%</text:p>
          </table:table-cell>
          <table:table-cell office:value-type="float" office:value="9457" table:style-name="ce38">
            <text:p>9.457</text:p>
          </table:table-cell>
          <table:table-cell office:value-type="percentage" office:value="0.83697672360385877" table:style-name="ce39">
            <text:p>83,7%</text:p>
          </table:table-cell>
          <table:table-cell office:value-type="float" office:value="9732" table:style-name="ce38">
            <text:p>9.732</text:p>
          </table:table-cell>
          <table:table-cell office:value-type="percentage" office:value="0.81086485585735713" table:style-name="ce39">
            <text:p>81,1%</text:p>
          </table:table-cell>
          <table:table-cell office:value-type="float" office:value="8109" table:style-name="ce38">
            <text:p>8.109</text:p>
          </table:table-cell>
          <table:table-cell office:value-type="percentage" office:value="0.66834253688288137" table:style-name="ce39">
            <text:p>66,8%</text:p>
          </table:table-cell>
          <table:table-cell office:value-type="float" office:value="7813" table:style-name="ce38">
            <text:p>7.813</text:p>
          </table:table-cell>
          <table:table-cell office:value-type="percentage" office:value="0.65135473113797415" table:style-name="ce39">
            <text:p>65,1%</text:p>
          </table:table-cell>
          <table:table-cell office:value-type="float" office:value="6332" table:style-name="ce38">
            <text:p>6.332</text:p>
          </table:table-cell>
          <table:table-cell office:value-type="percentage" office:value="0.66137455608940876" table:style-name="ce39">
            <text:p>66,1%</text:p>
          </table:table-cell>
          <table:table-cell office:value-type="float" office:value="53772" table:style-name="ce38">
            <text:p>53.77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813160009587321" table:style-name="ce39">
            <text:p>75,8%</text:p>
          </table:table-cell>
          <table:table-cell office:value-type="percentage" office:value="0.61752951444714965" table:style-name="ce39">
            <text:p>61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3" table:style-name="ce38">
            <text:p>3.513</text:p>
          </table:table-cell>
          <table:table-cell office:value-type="string" table:style-name="ce39">
            <text:p>-</text:p>
          </table:table-cell>
          <table:table-cell office:value-type="float" office:value="9484" table:style-name="ce38">
            <text:p>9.484</text:p>
          </table:table-cell>
          <table:table-cell office:value-type="string" table:style-name="ce39">
            <text:p>-</text:p>
          </table:table-cell>
          <table:table-cell office:value-type="float" office:value="21883" table:style-name="ce38">
            <text:p>21.883</text:p>
          </table:table-cell>
          <table:table-cell office:value-type="string" table:style-name="ce39">
            <text:p>-</text:p>
          </table:table-cell>
          <table:table-cell office:value-type="float" office:value="31544" table:style-name="ce38">
            <text:p>31.544</text:p>
          </table:table-cell>
          <table:table-cell office:value-type="string" table:style-name="ce39">
            <text:p>-</text:p>
          </table:table-cell>
          <table:table-cell office:value-type="float" office:value="24151" table:style-name="ce38">
            <text:p>24.151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592" table:style-name="ce38">
            <text:p>91.59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5" table:style-name="ce41">
            <text:p>165</text:p>
          </table:table-cell>
          <table:table-cell office:value-type="string" table:style-name="ce42">
            <text:p>-</text:p>
          </table:table-cell>
          <table:table-cell office:value-type="float" office:value="473" table:style-name="ce41">
            <text:p>473</text:p>
          </table:table-cell>
          <table:table-cell office:value-type="string" table:style-name="ce42">
            <text:p>-</text:p>
          </table:table-cell>
          <table:table-cell office:value-type="float" office:value="917" table:style-name="ce41">
            <text:p>917</text:p>
          </table:table-cell>
          <table:table-cell office:value-type="string" table:style-name="ce42">
            <text:p>-</text:p>
          </table:table-cell>
          <table:table-cell office:value-type="float" office:value="1024" table:style-name="ce41">
            <text:p>1.024</text:p>
          </table:table-cell>
          <table:table-cell office:value-type="string" table:style-name="ce42">
            <text:p>-</text:p>
          </table:table-cell>
          <table:table-cell office:value-type="float" office:value="937" table:style-name="ce41">
            <text:p>937</text:p>
          </table:table-cell>
          <table:table-cell office:value-type="string" table:style-name="ce42">
            <text:p>-</text:p>
          </table:table-cell>
          <table:table-cell office:value-type="float" office:value="135" table:style-name="ce41">
            <text:p>135</text:p>
          </table:table-cell>
          <table:table-cell office:value-type="string" table:style-name="ce42">
            <text:p>-</text:p>
          </table:table-cell>
          <table:table-cell office:value-type="float" office:value="3694" table:style-name="ce41">
            <text:p>3.69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1942" table:style-name="ce45">
            <text:p>2.931.942</text:p>
          </table:table-cell>
          <table:table-cell office:value-type="percentage" office:value="1" table:style-name="ce46">
            <text:p>100,0%</text:p>
          </table:table-cell>
          <table:table-cell office:value-type="float" office:value="3931815" table:style-name="ce45">
            <text:p>3.931.815</text:p>
          </table:table-cell>
          <table:table-cell office:value-type="percentage" office:value="0.99287129312924471" table:style-name="ce46">
            <text:p>99,3%</text:p>
          </table:table-cell>
          <table:table-cell office:value-type="float" office:value="5234744" table:style-name="ce45">
            <text:p>5.234.744</text:p>
          </table:table-cell>
          <table:table-cell office:value-type="percentage" office:value="0.98084274532479565" table:style-name="ce46">
            <text:p>98,1%</text:p>
          </table:table-cell>
          <table:table-cell office:value-type="float" office:value="6589980" table:style-name="ce45">
            <text:p>6.589.980</text:p>
          </table:table-cell>
          <table:table-cell office:value-type="percentage" office:value="0.93696762233862707" table:style-name="ce46">
            <text:p>93,7%</text:p>
          </table:table-cell>
          <table:table-cell office:value-type="float" office:value="6812056" table:style-name="ce45">
            <text:p>6.812.056</text:p>
          </table:table-cell>
          <table:table-cell office:value-type="percentage" office:value="0.86318842100287929" table:style-name="ce46">
            <text:p>86,3%</text:p>
          </table:table-cell>
          <table:table-cell office:value-type="float" office:value="4634650" table:style-name="ce45">
            <text:p>4.634.650</text:p>
          </table:table-cell>
          <table:table-cell office:value-type="percentage" office:value="0.74387643945343507" table:style-name="ce46">
            <text:p>74,4%</text:p>
          </table:table-cell>
          <table:table-cell office:value-type="float" office:value="3610715" table:style-name="ce45">
            <text:p>3.610.715</text:p>
          </table:table-cell>
          <table:table-cell office:value-type="percentage" office:value="0.73022808536111827" table:style-name="ce46">
            <text:p>73,0%</text:p>
          </table:table-cell>
          <table:table-cell office:value-type="float" office:value="2787426" table:style-name="ce45">
            <text:p>2.787.426</text:p>
          </table:table-cell>
          <table:table-cell office:value-type="percentage" office:value="0.71680408240727078" table:style-name="ce46">
            <text:p>71,7%</text:p>
          </table:table-cell>
          <table:table-cell office:value-type="float" office:value="36533328" table:style-name="ce45">
            <text:p>36.533.32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6736652550828375" table:style-name="ce46">
            <text:p>86,7%</text:p>
          </table:table-cell>
          <table:table-cell office:value-type="percentage" office:value="0.76992025107271644" table:style-name="ce46">
            <text:p>77,0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office:value-type="string" table:number-columns-spanned="7" table:number-rows-spanned="1" table:style-name="ce17">
            <text:p>Datos del 01/09/2021</text:p>
          </table:table-cell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514" table:style-name="ce35">
            <text:p>426.514</text:p>
          </table:table-cell>
          <table:table-cell office:value-type="percentage" office:value="1" table:style-name="ce36">
            <text:p>100,0%</text:p>
          </table:table-cell>
          <table:table-cell office:value-type="float" office:value="646620" table:style-name="ce35">
            <text:p>646.620</text:p>
          </table:table-cell>
          <table:table-cell office:value-type="percentage" office:value="0.99421723574335663" table:style-name="ce36">
            <text:p>99,4%</text:p>
          </table:table-cell>
          <table:table-cell office:value-type="float" office:value="900290" table:style-name="ce35">
            <text:p>900.290</text:p>
          </table:table-cell>
          <table:table-cell office:value-type="percentage" office:value="0.98269164228011441" table:style-name="ce36">
            <text:p>98,3%</text:p>
          </table:table-cell>
          <table:table-cell office:value-type="float" office:value="1178536" table:style-name="ce35">
            <text:p>1.178.536</text:p>
          </table:table-cell>
          <table:table-cell office:value-type="percentage" office:value="0.93163354600437465" table:style-name="ce36">
            <text:p>93,2%</text:p>
          </table:table-cell>
          <table:table-cell office:value-type="float" office:value="1186417" table:style-name="ce35">
            <text:p>1.186.417</text:p>
          </table:table-cell>
          <table:table-cell office:value-type="percentage" office:value="0.85654826967310993" table:style-name="ce36">
            <text:p>85,7%</text:p>
          </table:table-cell>
          <table:table-cell office:value-type="float" office:value="819315" table:style-name="ce35">
            <text:p>819.315</text:p>
          </table:table-cell>
          <table:table-cell office:value-type="percentage" office:value="0.71856058978247128" table:style-name="ce36">
            <text:p>71,9%</text:p>
          </table:table-cell>
          <table:table-cell office:value-type="float" office:value="594844" table:style-name="ce35">
            <text:p>594.844</text:p>
          </table:table-cell>
          <table:table-cell office:value-type="percentage" office:value="0.64053185624203168" table:style-name="ce36">
            <text:p>64,1%</text:p>
          </table:table-cell>
          <table:table-cell office:value-type="float" office:value="269041" table:style-name="ce35">
            <text:p>269.041</text:p>
          </table:table-cell>
          <table:table-cell office:value-type="percentage" office:value="0.35733629784289428" table:style-name="ce36">
            <text:p>35,7%</text:p>
          </table:table-cell>
          <table:table-cell office:value-type="float" office:value="6021577" table:style-name="ce35">
            <text:p>6.021.57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080511542242157" table:style-name="ce36">
            <text:p>80,8%</text:p>
          </table:table-cell>
          <table:table-cell office:value-type="percentage" office:value="0.71139941101631288" table:style-name="ce36">
            <text:p>71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19" table:style-name="ce38">
            <text:p>99.619</text:p>
          </table:table-cell>
          <table:table-cell office:value-type="percentage" office:value="1" table:style-name="ce39">
            <text:p>100,0%</text:p>
          </table:table-cell>
          <table:table-cell office:value-type="float" office:value="118059" table:style-name="ce38">
            <text:p>118.059</text:p>
          </table:table-cell>
          <table:table-cell office:value-type="percentage" office:value="0.9924677399016435" table:style-name="ce39">
            <text:p>99,2%</text:p>
          </table:table-cell>
          <table:table-cell office:value-type="float" office:value="150515" table:style-name="ce38">
            <text:p>150.515</text:p>
          </table:table-cell>
          <table:table-cell office:value-type="percentage" office:value="0.96257522367251402" table:style-name="ce39">
            <text:p>96,3%</text:p>
          </table:table-cell>
          <table:table-cell office:value-type="float" office:value="180626" table:style-name="ce38">
            <text:p>180.626</text:p>
          </table:table-cell>
          <table:table-cell office:value-type="percentage" office:value="0.91102861811909253" table:style-name="ce39">
            <text:p>91,1%</text:p>
          </table:table-cell>
          <table:table-cell office:value-type="float" office:value="178850" table:style-name="ce38">
            <text:p>178.850</text:p>
          </table:table-cell>
          <table:table-cell office:value-type="percentage" office:value="0.83208106335167931" table:style-name="ce39">
            <text:p>83,2%</text:p>
          </table:table-cell>
          <table:table-cell office:value-type="float" office:value="110219" table:style-name="ce38">
            <text:p>110.219</text:p>
          </table:table-cell>
          <table:table-cell office:value-type="percentage" office:value="0.67089709409201026" table:style-name="ce39">
            <text:p>67,1%</text:p>
          </table:table-cell>
          <table:table-cell office:value-type="float" office:value="82907" table:style-name="ce38">
            <text:p>82.907</text:p>
          </table:table-cell>
          <table:table-cell office:value-type="percentage" office:value="0.6357850016487604" table:style-name="ce39">
            <text:p>63,6%</text:p>
          </table:table-cell>
          <table:table-cell office:value-type="float" office:value="39465" table:style-name="ce38">
            <text:p>39.465</text:p>
          </table:table-cell>
          <table:table-cell office:value-type="percentage" office:value="0.38275029337885152" table:style-name="ce39">
            <text:p>38,3%</text:p>
          </table:table-cell>
          <table:table-cell office:value-type="float" office:value="960260" table:style-name="ce38">
            <text:p>960.26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1025436786051197" table:style-name="ce39">
            <text:p>81,0%</text:p>
          </table:table-cell>
          <table:table-cell office:value-type="percentage" office:value="0.72233075144934789" table:style-name="ce3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67" table:style-name="ce38">
            <text:p>87.867</text:p>
          </table:table-cell>
          <table:table-cell office:value-type="percentage" office:value="1" table:style-name="ce39">
            <text:p>100,0%</text:p>
          </table:table-cell>
          <table:table-cell office:value-type="float" office:value="113620" table:style-name="ce38">
            <text:p>113.620</text:p>
          </table:table-cell>
          <table:table-cell office:value-type="percentage" office:value="1" table:style-name="ce39">
            <text:p>100,0%</text:p>
          </table:table-cell>
          <table:table-cell office:value-type="float" office:value="145314" table:style-name="ce38">
            <text:p>145.314</text:p>
          </table:table-cell>
          <table:table-cell office:value-type="percentage" office:value="0.97101274957902328" table:style-name="ce39">
            <text:p>97,1%</text:p>
          </table:table-cell>
          <table:table-cell office:value-type="float" office:value="150578" table:style-name="ce38">
            <text:p>150.578</text:p>
          </table:table-cell>
          <table:table-cell office:value-type="percentage" office:value="0.92580774078514561" table:style-name="ce39">
            <text:p>92,6%</text:p>
          </table:table-cell>
          <table:table-cell office:value-type="float" office:value="146253" table:style-name="ce38">
            <text:p>146.253</text:p>
          </table:table-cell>
          <table:table-cell office:value-type="percentage" office:value="0.87580317737869251" table:style-name="ce39">
            <text:p>87,6%</text:p>
          </table:table-cell>
          <table:table-cell office:value-type="float" office:value="82940" table:style-name="ce38">
            <text:p>82.940</text:p>
          </table:table-cell>
          <table:table-cell office:value-type="percentage" office:value="0.72467693598133698" table:style-name="ce39">
            <text:p>72,5%</text:p>
          </table:table-cell>
          <table:table-cell office:value-type="float" office:value="53878" table:style-name="ce38">
            <text:p>53.878</text:p>
          </table:table-cell>
          <table:table-cell office:value-type="percentage" office:value="0.68104309135265639" table:style-name="ce39">
            <text:p>68,1%</text:p>
          </table:table-cell>
          <table:table-cell office:value-type="float" office:value="24720" table:style-name="ce38">
            <text:p>24.720</text:p>
          </table:table-cell>
          <table:table-cell office:value-type="percentage" office:value="0.38624999999999998" table:style-name="ce39">
            <text:p>38,6%</text:p>
          </table:table-cell>
          <table:table-cell office:value-type="float" office:value="805170" table:style-name="ce38">
            <text:p>805.17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6213376420212717" table:style-name="ce39">
            <text:p>86,2%</text:p>
          </table:table-cell>
          <table:table-cell office:value-type="percentage" office:value="0.79032454376982753" table:style-name="ce3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17" table:style-name="ce38">
            <text:p>50.517</text:p>
          </table:table-cell>
          <table:table-cell office:value-type="percentage" office:value="1" table:style-name="ce39">
            <text:p>100,0%</text:p>
          </table:table-cell>
          <table:table-cell office:value-type="float" office:value="78168" table:style-name="ce38">
            <text:p>78.168</text:p>
          </table:table-cell>
          <table:table-cell office:value-type="percentage" office:value="0.97083809429181778" table:style-name="ce39">
            <text:p>97,1%</text:p>
          </table:table-cell>
          <table:table-cell office:value-type="float" office:value="106287" table:style-name="ce38">
            <text:p>106.287</text:p>
          </table:table-cell>
          <table:table-cell office:value-type="percentage" office:value="0.90664585305934442" table:style-name="ce39">
            <text:p>90,7%</text:p>
          </table:table-cell>
          <table:table-cell office:value-type="float" office:value="143716" table:style-name="ce38">
            <text:p>143.716</text:p>
          </table:table-cell>
          <table:table-cell office:value-type="percentage" office:value="0.86681906186481061" table:style-name="ce39">
            <text:p>86,7%</text:p>
          </table:table-cell>
          <table:table-cell office:value-type="float" office:value="156043" table:style-name="ce38">
            <text:p>156.043</text:p>
          </table:table-cell>
          <table:table-cell office:value-type="percentage" office:value="0.75685835127951417" table:style-name="ce39">
            <text:p>75,7%</text:p>
          </table:table-cell>
          <table:table-cell office:value-type="float" office:value="109004" table:style-name="ce38">
            <text:p>109.004</text:p>
          </table:table-cell>
          <table:table-cell office:value-type="percentage" office:value="0.59830833154945195" table:style-name="ce39">
            <text:p>59,8%</text:p>
          </table:table-cell>
          <table:table-cell office:value-type="float" office:value="79952" table:style-name="ce38">
            <text:p>79.952</text:p>
          </table:table-cell>
          <table:table-cell office:value-type="percentage" office:value="0.57960592132925437" table:style-name="ce39">
            <text:p>58,0%</text:p>
          </table:table-cell>
          <table:table-cell office:value-type="float" office:value="56794" table:style-name="ce38">
            <text:p>56.794</text:p>
          </table:table-cell>
          <table:table-cell office:value-type="percentage" office:value="0.5948261416003352" table:style-name="ce39">
            <text:p>59,5%</text:p>
          </table:table-cell>
          <table:table-cell office:value-type="float" office:value="780481" table:style-name="ce38">
            <text:p>780.48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5418483727860686" table:style-name="ce39">
            <text:p>75,4%</text:p>
          </table:table-cell>
          <table:table-cell office:value-type="percentage" office:value="0.6661991920057565" table:style-name="ce39">
            <text:p>6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254" table:style-name="ce38">
            <text:p>91.254</text:p>
          </table:table-cell>
          <table:table-cell office:value-type="percentage" office:value="1" table:style-name="ce39">
            <text:p>100,0%</text:p>
          </table:table-cell>
          <table:table-cell office:value-type="float" office:value="149257" table:style-name="ce38">
            <text:p>149.257</text:p>
          </table:table-cell>
          <table:table-cell office:value-type="percentage" office:value="0.96587092557480381" table:style-name="ce39">
            <text:p>96,6%</text:p>
          </table:table-cell>
          <table:table-cell office:value-type="float" office:value="212855" table:style-name="ce38">
            <text:p>212.855</text:p>
          </table:table-cell>
          <table:table-cell office:value-type="percentage" office:value="0.90541149847719193" table:style-name="ce39">
            <text:p>90,5%</text:p>
          </table:table-cell>
          <table:table-cell office:value-type="float" office:value="313009" table:style-name="ce38">
            <text:p>313.009</text:p>
          </table:table-cell>
          <table:table-cell office:value-type="percentage" office:value="0.89300508969735704" table:style-name="ce39">
            <text:p>89,3%</text:p>
          </table:table-cell>
          <table:table-cell office:value-type="float" office:value="303948" table:style-name="ce38">
            <text:p>303.948</text:p>
          </table:table-cell>
          <table:table-cell office:value-type="percentage" office:value="0.78352460791289014" table:style-name="ce39">
            <text:p>78,4%</text:p>
          </table:table-cell>
          <table:table-cell office:value-type="float" office:value="204064" table:style-name="ce38">
            <text:p>204.064</text:p>
          </table:table-cell>
          <table:table-cell office:value-type="percentage" office:value="0.65629361858143531" table:style-name="ce39">
            <text:p>65,6%</text:p>
          </table:table-cell>
          <table:table-cell office:value-type="float" office:value="156914" table:style-name="ce38">
            <text:p>156.914</text:p>
          </table:table-cell>
          <table:table-cell office:value-type="percentage" office:value="0.62329790107567884" table:style-name="ce39">
            <text:p>62,3%</text:p>
          </table:table-cell>
          <table:table-cell office:value-type="float" office:value="98529" table:style-name="ce38">
            <text:p>98.529</text:p>
          </table:table-cell>
          <table:table-cell office:value-type="percentage" office:value="0.54800135708604703" table:style-name="ce39">
            <text:p>54,8%</text:p>
          </table:table-cell>
          <table:table-cell office:value-type="float" office:value="1529830" table:style-name="ce38">
            <text:p>1.529.83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8021740394354477" table:style-name="ce39">
            <text:p>78,0%</text:p>
          </table:table-cell>
          <table:table-cell office:value-type="percentage" office:value="0.70306238372905283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76" table:style-name="ce38">
            <text:p>41.876</text:p>
          </table:table-cell>
          <table:table-cell office:value-type="percentage" office:value="1" table:style-name="ce39">
            <text:p>100,0%</text:p>
          </table:table-cell>
          <table:table-cell office:value-type="float" office:value="55636" table:style-name="ce38">
            <text:p>55.636</text:p>
          </table:table-cell>
          <table:table-cell office:value-type="percentage" office:value="1" table:style-name="ce39">
            <text:p>100,0%</text:p>
          </table:table-cell>
          <table:table-cell office:value-type="float" office:value="74791" table:style-name="ce38">
            <text:p>74.791</text:p>
          </table:table-cell>
          <table:table-cell office:value-type="percentage" office:value="0.96697911952938131" table:style-name="ce39">
            <text:p>96,7%</text:p>
          </table:table-cell>
          <table:table-cell office:value-type="float" office:value="81271" table:style-name="ce38">
            <text:p>81.271</text:p>
          </table:table-cell>
          <table:table-cell office:value-type="percentage" office:value="0.90337246009514915" table:style-name="ce39">
            <text:p>90,3%</text:p>
          </table:table-cell>
          <table:table-cell office:value-type="float" office:value="82107" table:style-name="ce38">
            <text:p>82.107</text:p>
          </table:table-cell>
          <table:table-cell office:value-type="percentage" office:value="0.83980607349978009" table:style-name="ce39">
            <text:p>84,0%</text:p>
          </table:table-cell>
          <table:table-cell office:value-type="float" office:value="43559" table:style-name="ce38">
            <text:p>43.559</text:p>
          </table:table-cell>
          <table:table-cell office:value-type="percentage" office:value="0.61809487321385492" table:style-name="ce39">
            <text:p>61,8%</text:p>
          </table:table-cell>
          <table:table-cell office:value-type="float" office:value="22028" table:style-name="ce38">
            <text:p>22.028</text:p>
          </table:table-cell>
          <table:table-cell office:value-type="percentage" office:value="0.43615483615483613" table:style-name="ce39">
            <text:p>43,6%</text:p>
          </table:table-cell>
          <table:table-cell office:value-type="float" office:value="3346" table:style-name="ce38">
            <text:p>3.346</text:p>
          </table:table-cell>
          <table:table-cell office:value-type="percentage" office:value="7.610945567863886E-2" table:style-name="ce39">
            <text:p>7,6%</text:p>
          </table:table-cell>
          <table:table-cell office:value-type="float" office:value="404614" table:style-name="ce38">
            <text:p>404.61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7197702083655295" table:style-name="ce39">
            <text:p>77,2%</text:p>
          </table:table-cell>
          <table:table-cell office:value-type="percentage" office:value="0.69413369245417345" table:style-name="ce39">
            <text:p>69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241" table:style-name="ce38">
            <text:p>226.241</text:p>
          </table:table-cell>
          <table:table-cell office:value-type="percentage" office:value="1" table:style-name="ce39">
            <text:p>100,0%</text:p>
          </table:table-cell>
          <table:table-cell office:value-type="float" office:value="248326" table:style-name="ce38">
            <text:p>248.326</text:p>
          </table:table-cell>
          <table:table-cell office:value-type="percentage" office:value="1" table:style-name="ce39">
            <text:p>100,0%</text:p>
          </table:table-cell>
          <table:table-cell office:value-type="float" office:value="310903" table:style-name="ce38">
            <text:p>310.903</text:p>
          </table:table-cell>
          <table:table-cell office:value-type="percentage" office:value="0.97591775876952047" table:style-name="ce39">
            <text:p>97,6%</text:p>
          </table:table-cell>
          <table:table-cell office:value-type="float" office:value="342046" table:style-name="ce38">
            <text:p>342.046</text:p>
          </table:table-cell>
          <table:table-cell office:value-type="percentage" office:value="0.89734636321899386" table:style-name="ce39">
            <text:p>89,7%</text:p>
          </table:table-cell>
          <table:table-cell office:value-type="float" office:value="306014" table:style-name="ce38">
            <text:p>306.014</text:p>
          </table:table-cell>
          <table:table-cell office:value-type="percentage" office:value="0.84230605138932857" table:style-name="ce39">
            <text:p>84,2%</text:p>
          </table:table-cell>
          <table:table-cell office:value-type="float" office:value="190920" table:style-name="ce38">
            <text:p>190.920</text:p>
          </table:table-cell>
          <table:table-cell office:value-type="percentage" office:value="0.71296534880855023" table:style-name="ce39">
            <text:p>71,3%</text:p>
          </table:table-cell>
          <table:table-cell office:value-type="float" office:value="120821" table:style-name="ce38">
            <text:p>120.821</text:p>
          </table:table-cell>
          <table:table-cell office:value-type="percentage" office:value="0.57259509208268955" table:style-name="ce39">
            <text:p>57,3%</text:p>
          </table:table-cell>
          <table:table-cell office:value-type="float" office:value="22300" table:style-name="ce38">
            <text:p>22.300</text:p>
          </table:table-cell>
          <table:table-cell office:value-type="percentage" office:value="0.13487196235681195" table:style-name="ce39">
            <text:p>13,5%</text:p>
          </table:table-cell>
          <table:table-cell office:value-type="float" office:value="1767571" table:style-name="ce38">
            <text:p>1.767.57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1220841510614805" table:style-name="ce39">
            <text:p>81,2%</text:p>
          </table:table-cell>
          <table:table-cell office:value-type="percentage" office:value="0.73805073910672514" table:style-name="ce39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41" table:style-name="ce38">
            <text:p>135.541</text:p>
          </table:table-cell>
          <table:table-cell office:value-type="percentage" office:value="1" table:style-name="ce39">
            <text:p>100,0%</text:p>
          </table:table-cell>
          <table:table-cell office:value-type="float" office:value="156423" table:style-name="ce38">
            <text:p>156.423</text:p>
          </table:table-cell>
          <table:table-cell office:value-type="percentage" office:value="0.98316792477734272" table:style-name="ce39">
            <text:p>98,3%</text:p>
          </table:table-cell>
          <table:table-cell office:value-type="float" office:value="211685" table:style-name="ce38">
            <text:p>211.685</text:p>
          </table:table-cell>
          <table:table-cell office:value-type="percentage" office:value="0.96905843145153903" table:style-name="ce39">
            <text:p>96,9%</text:p>
          </table:table-cell>
          <table:table-cell office:value-type="float" office:value="273513" table:style-name="ce38">
            <text:p>273.513</text:p>
          </table:table-cell>
          <table:table-cell office:value-type="percentage" office:value="0.88953681238982951" table:style-name="ce39">
            <text:p>89,0%</text:p>
          </table:table-cell>
          <table:table-cell office:value-type="float" office:value="269208" table:style-name="ce38">
            <text:p>269.208</text:p>
          </table:table-cell>
          <table:table-cell office:value-type="percentage" office:value="0.81428895509747279" table:style-name="ce39">
            <text:p>81,4%</text:p>
          </table:table-cell>
          <table:table-cell office:value-type="float" office:value="181258" table:style-name="ce38">
            <text:p>181.258</text:p>
          </table:table-cell>
          <table:table-cell office:value-type="percentage" office:value="0.68167475865077609" table:style-name="ce39">
            <text:p>68,2%</text:p>
          </table:table-cell>
          <table:table-cell office:value-type="float" office:value="136446" table:style-name="ce38">
            <text:p>136.446</text:p>
          </table:table-cell>
          <table:table-cell office:value-type="percentage" office:value="0.62564365924003507" table:style-name="ce39">
            <text:p>62,6%</text:p>
          </table:table-cell>
          <table:table-cell office:value-type="float" office:value="46139" table:style-name="ce38">
            <text:p>46.139</text:p>
          </table:table-cell>
          <table:table-cell office:value-type="percentage" office:value="0.26520934403237301" table:style-name="ce39">
            <text:p>26,5%</text:p>
          </table:table-cell>
          <table:table-cell office:value-type="float" office:value="1410213" table:style-name="ce38">
            <text:p>1.410.21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7964698935859666" table:style-name="ce39">
            <text:p>78,0%</text:p>
          </table:table-cell>
          <table:table-cell office:value-type="percentage" office:value="0.68951619409345" table:style-name="ce39">
            <text:p>69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394" table:style-name="ce38">
            <text:p>450.394</text:p>
          </table:table-cell>
          <table:table-cell office:value-type="percentage" office:value="1" table:style-name="ce39">
            <text:p>100,0%</text:p>
          </table:table-cell>
          <table:table-cell office:value-type="float" office:value="608075" table:style-name="ce38">
            <text:p>608.075</text:p>
          </table:table-cell>
          <table:table-cell office:value-type="percentage" office:value="0.95715828312020301" table:style-name="ce39">
            <text:p>95,7%</text:p>
          </table:table-cell>
          <table:table-cell office:value-type="float" office:value="770360" table:style-name="ce38">
            <text:p>770.360</text:p>
          </table:table-cell>
          <table:table-cell office:value-type="percentage" office:value="0.91974058721274521" table:style-name="ce39">
            <text:p>92,0%</text:p>
          </table:table-cell>
          <table:table-cell office:value-type="float" office:value="944920" table:style-name="ce38">
            <text:p>944.920</text:p>
          </table:table-cell>
          <table:table-cell office:value-type="percentage" office:value="0.86548572056641448" table:style-name="ce39">
            <text:p>86,5%</text:p>
          </table:table-cell>
          <table:table-cell office:value-type="float" office:value="1049676" table:style-name="ce38">
            <text:p>1.049.676</text:p>
          </table:table-cell>
          <table:table-cell office:value-type="percentage" office:value="0.79716879753636782" table:style-name="ce39">
            <text:p>79,7%</text:p>
          </table:table-cell>
          <table:table-cell office:value-type="float" office:value="643444" table:style-name="ce38">
            <text:p>643.444</text:p>
          </table:table-cell>
          <table:table-cell office:value-type="percentage" office:value="0.61594100236250926" table:style-name="ce39">
            <text:p>61,6%</text:p>
          </table:table-cell>
          <table:table-cell office:value-type="float" office:value="482239" table:style-name="ce38">
            <text:p>482.239</text:p>
          </table:table-cell>
          <table:table-cell office:value-type="percentage" office:value="0.57482284086371416" table:style-name="ce39">
            <text:p>57,5%</text:p>
          </table:table-cell>
          <table:table-cell office:value-type="float" office:value="265997" table:style-name="ce38">
            <text:p>265.997</text:p>
          </table:table-cell>
          <table:table-cell office:value-type="percentage" office:value="0.40538065062804229" table:style-name="ce39">
            <text:p>40,5%</text:p>
          </table:table-cell>
          <table:table-cell office:value-type="float" office:value="5215105" table:style-name="ce38">
            <text:p>5.215.10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5929406728826099" table:style-name="ce39">
            <text:p>75,9%</text:p>
          </table:table-cell>
          <table:table-cell office:value-type="percentage" office:value="0.67028071150889301" table:style-name="ce39">
            <text:p>67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263" table:style-name="ce38">
            <text:p>292.263</text:p>
          </table:table-cell>
          <table:table-cell office:value-type="percentage" office:value="1" table:style-name="ce39">
            <text:p>100,0%</text:p>
          </table:table-cell>
          <table:table-cell office:value-type="float" office:value="429795" table:style-name="ce38">
            <text:p>429.795</text:p>
          </table:table-cell>
          <table:table-cell office:value-type="percentage" office:value="0.98157638708086115" table:style-name="ce39">
            <text:p>98,2%</text:p>
          </table:table-cell>
          <table:table-cell office:value-type="float" office:value="545995" table:style-name="ce38">
            <text:p>545.995</text:p>
          </table:table-cell>
          <table:table-cell office:value-type="percentage" office:value="0.94019058836494884" table:style-name="ce39">
            <text:p>94,0%</text:p>
          </table:table-cell>
          <table:table-cell office:value-type="float" office:value="700956" table:style-name="ce38">
            <text:p>700.956</text:p>
          </table:table-cell>
          <table:table-cell office:value-type="percentage" office:value="0.9317085230761869" table:style-name="ce39">
            <text:p>93,2%</text:p>
          </table:table-cell>
          <table:table-cell office:value-type="float" office:value="722396" table:style-name="ce38">
            <text:p>722.396</text:p>
          </table:table-cell>
          <table:table-cell office:value-type="percentage" office:value="0.84829283644203535" table:style-name="ce39">
            <text:p>84,8%</text:p>
          </table:table-cell>
          <table:table-cell office:value-type="float" office:value="440554" table:style-name="ce38">
            <text:p>440.554</text:p>
          </table:table-cell>
          <table:table-cell office:value-type="percentage" office:value="0.67907188956145503" table:style-name="ce39">
            <text:p>67,9%</text:p>
          </table:table-cell>
          <table:table-cell office:value-type="float" office:value="314910" table:style-name="ce38">
            <text:p>314.910</text:p>
          </table:table-cell>
          <table:table-cell office:value-type="percentage" office:value="0.61014170958254377" table:style-name="ce39">
            <text:p>61,0%</text:p>
          </table:table-cell>
          <table:table-cell office:value-type="float" office:value="108878" table:style-name="ce38">
            <text:p>108.878</text:p>
          </table:table-cell>
          <table:table-cell office:value-type="percentage" office:value="0.25646654779038514" table:style-name="ce39">
            <text:p>25,6%</text:p>
          </table:table-cell>
          <table:table-cell office:value-type="float" office:value="3555747" table:style-name="ce38">
            <text:p>3.555.74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9219772309382797" table:style-name="ce39">
            <text:p>79,2%</text:p>
          </table:table-cell>
          <table:table-cell office:value-type="percentage" office:value="0.70308459781233379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42" table:style-name="ce38">
            <text:p>77.042</text:p>
          </table:table-cell>
          <table:table-cell office:value-type="percentage" office:value="1" table:style-name="ce39">
            <text:p>100,0%</text:p>
          </table:table-cell>
          <table:table-cell office:value-type="float" office:value="95059" table:style-name="ce38">
            <text:p>95.059</text:p>
          </table:table-cell>
          <table:table-cell office:value-type="percentage" office:value="1" table:style-name="ce39">
            <text:p>100,0%</text:p>
          </table:table-cell>
          <table:table-cell office:value-type="float" office:value="129590" table:style-name="ce38">
            <text:p>129.590</text:p>
          </table:table-cell>
          <table:table-cell office:value-type="percentage" office:value="1.034262592081215" table:style-name="ce39">
            <text:p>103,4%</text:p>
          </table:table-cell>
          <table:table-cell office:value-type="float" office:value="158659" table:style-name="ce38">
            <text:p>158.659</text:p>
          </table:table-cell>
          <table:table-cell office:value-type="percentage" office:value="0.93761228252647499" table:style-name="ce39">
            <text:p>93,8%</text:p>
          </table:table-cell>
          <table:table-cell office:value-type="float" office:value="142014" table:style-name="ce38">
            <text:p>142.014</text:p>
          </table:table-cell>
          <table:table-cell office:value-type="percentage" office:value="0.89040340075488733" table:style-name="ce39">
            <text:p>89,0%</text:p>
          </table:table-cell>
          <table:table-cell office:value-type="float" office:value="103973" table:style-name="ce38">
            <text:p>103.973</text:p>
          </table:table-cell>
          <table:table-cell office:value-type="percentage" office:value="0.77894650094771467" table:style-name="ce39">
            <text:p>77,9%</text:p>
          </table:table-cell>
          <table:table-cell office:value-type="float" office:value="67875" table:style-name="ce38">
            <text:p>67.875</text:p>
          </table:table-cell>
          <table:table-cell office:value-type="percentage" office:value="0.598967525591246" table:style-name="ce39">
            <text:p>59,9%</text:p>
          </table:table-cell>
          <table:table-cell office:value-type="float" office:value="14453" table:style-name="ce38">
            <text:p>14.453</text:p>
          </table:table-cell>
          <table:table-cell office:value-type="percentage" office:value="0.17053687315634219" table:style-name="ce39">
            <text:p>17,1%</text:p>
          </table:table-cell>
          <table:table-cell office:value-type="float" office:value="788665" table:style-name="ce38">
            <text:p>788.66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2718103031453571" table:style-name="ce39">
            <text:p>82,7%</text:p>
          </table:table-cell>
          <table:table-cell office:value-type="percentage" office:value="0.74123556020891235" table:style-name="ce39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913" table:style-name="ce38">
            <text:p>239.913</text:p>
          </table:table-cell>
          <table:table-cell office:value-type="percentage" office:value="1" table:style-name="ce39">
            <text:p>100,0%</text:p>
          </table:table-cell>
          <table:table-cell office:value-type="float" office:value="289137" table:style-name="ce38">
            <text:p>289.137</text:p>
          </table:table-cell>
          <table:table-cell office:value-type="percentage" office:value="0.99784305740573298" table:style-name="ce39">
            <text:p>99,8%</text:p>
          </table:table-cell>
          <table:table-cell office:value-type="float" office:value="339407" table:style-name="ce38">
            <text:p>339.407</text:p>
          </table:table-cell>
          <table:table-cell office:value-type="percentage" office:value="0.97832397017239936" table:style-name="ce39">
            <text:p>97,8%</text:p>
          </table:table-cell>
          <table:table-cell office:value-type="float" office:value="383303" table:style-name="ce38">
            <text:p>383.303</text:p>
          </table:table-cell>
          <table:table-cell office:value-type="percentage" office:value="0.94435424463338502" table:style-name="ce39">
            <text:p>94,4%</text:p>
          </table:table-cell>
          <table:table-cell office:value-type="float" office:value="394132" table:style-name="ce38">
            <text:p>394.132</text:p>
          </table:table-cell>
          <table:table-cell office:value-type="percentage" office:value="0.88924486881262399" table:style-name="ce39">
            <text:p>88,9%</text:p>
          </table:table-cell>
          <table:table-cell office:value-type="float" office:value="232419" table:style-name="ce38">
            <text:p>232.419</text:p>
          </table:table-cell>
          <table:table-cell office:value-type="percentage" office:value="0.71865569188146239" table:style-name="ce39">
            <text:p>71,9%</text:p>
          </table:table-cell>
          <table:table-cell office:value-type="float" office:value="122214" table:style-name="ce38">
            <text:p>122.214</text:p>
          </table:table-cell>
          <table:table-cell office:value-type="percentage" office:value="0.5291084548079712" table:style-name="ce39">
            <text:p>52,9%</text:p>
          </table:table-cell>
          <table:table-cell office:value-type="float" office:value="35235" table:style-name="ce38">
            <text:p>35.235</text:p>
          </table:table-cell>
          <table:table-cell office:value-type="percentage" office:value="0.19574238779603015" table:style-name="ce39">
            <text:p>19,6%</text:p>
          </table:table-cell>
          <table:table-cell office:value-type="float" office:value="2035760" table:style-name="ce38">
            <text:p>2.035.76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2940007667558768" table:style-name="ce39">
            <text:p>82,9%</text:p>
          </table:table-cell>
          <table:table-cell office:value-type="percentage" office:value="0.75347756455928394" table:style-name="ce39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7" table:style-name="ce38">
            <text:p>23.107</text:p>
          </table:table-cell>
          <table:table-cell office:value-type="percentage" office:value="1" table:style-name="ce39">
            <text:p>100,0%</text:p>
          </table:table-cell>
          <table:table-cell office:value-type="float" office:value="28473" table:style-name="ce38">
            <text:p>28.473</text:p>
          </table:table-cell>
          <table:table-cell office:value-type="percentage" office:value="1" table:style-name="ce39">
            <text:p>100,0%</text:p>
          </table:table-cell>
          <table:table-cell office:value-type="float" office:value="36703" table:style-name="ce38">
            <text:p>36.703</text:p>
          </table:table-cell>
          <table:table-cell office:value-type="percentage" office:value="0.97308977146190145" table:style-name="ce39">
            <text:p>97,3%</text:p>
          </table:table-cell>
          <table:table-cell office:value-type="float" office:value="43857" table:style-name="ce38">
            <text:p>43.857</text:p>
          </table:table-cell>
          <table:table-cell office:value-type="percentage" office:value="0.92012839879154074" table:style-name="ce39">
            <text:p>92,0%</text:p>
          </table:table-cell>
          <table:table-cell office:value-type="float" office:value="44874" table:style-name="ce38">
            <text:p>44.874</text:p>
          </table:table-cell>
          <table:table-cell office:value-type="percentage" office:value="0.84752677205507398" table:style-name="ce39">
            <text:p>84,8%</text:p>
          </table:table-cell>
          <table:table-cell office:value-type="float" office:value="26563" table:style-name="ce38">
            <text:p>26.563</text:p>
          </table:table-cell>
          <table:table-cell office:value-type="percentage" office:value="0.67557669320175995" table:style-name="ce39">
            <text:p>67,6%</text:p>
          </table:table-cell>
          <table:table-cell office:value-type="float" office:value="17151" table:style-name="ce38">
            <text:p>17.151</text:p>
          </table:table-cell>
          <table:table-cell office:value-type="percentage" office:value="0.56310328977608515" table:style-name="ce39">
            <text:p>56,3%</text:p>
          </table:table-cell>
          <table:table-cell office:value-type="float" office:value="4897" table:style-name="ce38">
            <text:p>4.897</text:p>
          </table:table-cell>
          <table:table-cell office:value-type="percentage" office:value="0.19179852733824221" table:style-name="ce39">
            <text:p>19,2%</text:p>
          </table:table-cell>
          <table:table-cell office:value-type="float" office:value="225625" table:style-name="ce38">
            <text:p>225.62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9453815543895479" table:style-name="ce39">
            <text:p>79,5%</text:p>
          </table:table-cell>
          <table:table-cell office:value-type="percentage" office:value="0.70526766568515287" table:style-name="ce39">
            <text:p>70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582" table:style-name="ce38">
            <text:p>369.582</text:p>
          </table:table-cell>
          <table:table-cell office:value-type="percentage" office:value="1" table:style-name="ce39">
            <text:p>100,0%</text:p>
          </table:table-cell>
          <table:table-cell office:value-type="float" office:value="506440" table:style-name="ce38">
            <text:p>506.440</text:p>
          </table:table-cell>
          <table:table-cell office:value-type="percentage" office:value="0.96266544505503904" table:style-name="ce39">
            <text:p>96,3%</text:p>
          </table:table-cell>
          <table:table-cell office:value-type="float" office:value="670236" table:style-name="ce38">
            <text:p>670.236</text:p>
          </table:table-cell>
          <table:table-cell office:value-type="percentage" office:value="0.95295618087279954" table:style-name="ce39">
            <text:p>95,3%</text:p>
          </table:table-cell>
          <table:table-cell office:value-type="float" office:value="912652" table:style-name="ce38">
            <text:p>912.652</text:p>
          </table:table-cell>
          <table:table-cell office:value-type="percentage" office:value="0.93818662538305053" table:style-name="ce39">
            <text:p>93,8%</text:p>
          </table:table-cell>
          <table:table-cell office:value-type="float" office:value="960723" table:style-name="ce38">
            <text:p>960.723</text:p>
          </table:table-cell>
          <table:table-cell office:value-type="percentage" office:value="0.82396817759618379" table:style-name="ce39">
            <text:p>82,4%</text:p>
          </table:table-cell>
          <table:table-cell office:value-type="float" office:value="616316" table:style-name="ce38">
            <text:p>616.316</text:p>
          </table:table-cell>
          <table:table-cell office:value-type="percentage" office:value="0.648999620908976" table:style-name="ce39">
            <text:p>64,9%</text:p>
          </table:table-cell>
          <table:table-cell office:value-type="float" office:value="425671" table:style-name="ce38">
            <text:p>425.671</text:p>
          </table:table-cell>
          <table:table-cell office:value-type="percentage" office:value="0.57331357958180407" table:style-name="ce39">
            <text:p>57,3%</text:p>
          </table:table-cell>
          <table:table-cell office:value-type="float" office:value="124355" table:style-name="ce38">
            <text:p>124.355</text:p>
          </table:table-cell>
          <table:table-cell office:value-type="percentage" office:value="0.22465323317833155" table:style-name="ce39">
            <text:p>22,5%</text:p>
          </table:table-cell>
          <table:table-cell office:value-type="float" office:value="4585975" table:style-name="ce38">
            <text:p>4.585.97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6715010546280427" table:style-name="ce39">
            <text:p>76,7%</text:p>
          </table:table-cell>
          <table:table-cell office:value-type="percentage" office:value="0.67640866633785102" table:style-name="ce39">
            <text:p>67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93" table:style-name="ce38">
            <text:p>72.593</text:p>
          </table:table-cell>
          <table:table-cell office:value-type="percentage" office:value="1" table:style-name="ce39">
            <text:p>100,0%</text:p>
          </table:table-cell>
          <table:table-cell office:value-type="float" office:value="100240" table:style-name="ce38">
            <text:p>100.240</text:p>
          </table:table-cell>
          <table:table-cell office:value-type="percentage" office:value="0.97415912691085438" table:style-name="ce39">
            <text:p>97,4%</text:p>
          </table:table-cell>
          <table:table-cell office:value-type="float" office:value="140306" table:style-name="ce38">
            <text:p>140.306</text:p>
          </table:table-cell>
          <table:table-cell office:value-type="percentage" office:value="0.95505380882042623" table:style-name="ce39">
            <text:p>95,5%</text:p>
          </table:table-cell>
          <table:table-cell office:value-type="float" office:value="200691" table:style-name="ce38">
            <text:p>200.691</text:p>
          </table:table-cell>
          <table:table-cell office:value-type="percentage" office:value="0.94108020407397686" table:style-name="ce39">
            <text:p>94,1%</text:p>
          </table:table-cell>
          <table:table-cell office:value-type="float" office:value="217643" table:style-name="ce38">
            <text:p>217.643</text:p>
          </table:table-cell>
          <table:table-cell office:value-type="percentage" office:value="0.85633289659541145" table:style-name="ce39">
            <text:p>85,6%</text:p>
          </table:table-cell>
          <table:table-cell office:value-type="float" office:value="144761" table:style-name="ce38">
            <text:p>144.761</text:p>
          </table:table-cell>
          <table:table-cell office:value-type="percentage" office:value="0.69262642163031152" table:style-name="ce39">
            <text:p>69,3%</text:p>
          </table:table-cell>
          <table:table-cell office:value-type="float" office:value="111457" table:style-name="ce38">
            <text:p>111.457</text:p>
          </table:table-cell>
          <table:table-cell office:value-type="percentage" office:value="0.64707282522873999" table:style-name="ce39">
            <text:p>64,7%</text:p>
          </table:table-cell>
          <table:table-cell office:value-type="float" office:value="62065" table:style-name="ce38">
            <text:p>62.065</text:p>
          </table:table-cell>
          <table:table-cell office:value-type="percentage" office:value="0.43740397761709443" table:style-name="ce39">
            <text:p>43,7%</text:p>
          </table:table-cell>
          <table:table-cell office:value-type="float" office:value="1049756" table:style-name="ce38">
            <text:p>1.049.75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0125666247117666" table:style-name="ce39">
            <text:p>80,1%</text:p>
          </table:table-cell>
          <table:table-cell office:value-type="percentage" office:value="0.69462716649980716" table:style-name="ce39">
            <text:p>69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25" table:style-name="ce38">
            <text:p>42.025</text:p>
          </table:table-cell>
          <table:table-cell office:value-type="percentage" office:value="1" table:style-name="ce39">
            <text:p>100,0%</text:p>
          </table:table-cell>
          <table:table-cell office:value-type="float" office:value="55614" table:style-name="ce38">
            <text:p>55.614</text:p>
          </table:table-cell>
          <table:table-cell office:value-type="percentage" office:value="0.99680957843418416" table:style-name="ce39">
            <text:p>99,7%</text:p>
          </table:table-cell>
          <table:table-cell office:value-type="float" office:value="70317" table:style-name="ce38">
            <text:p>70.317</text:p>
          </table:table-cell>
          <table:table-cell office:value-type="percentage" office:value="0.95223714858350039" table:style-name="ce39">
            <text:p>95,2%</text:p>
          </table:table-cell>
          <table:table-cell office:value-type="float" office:value="89484" table:style-name="ce38">
            <text:p>89.484</text:p>
          </table:table-cell>
          <table:table-cell office:value-type="percentage" office:value="0.92543487703476945" table:style-name="ce39">
            <text:p>92,5%</text:p>
          </table:table-cell>
          <table:table-cell office:value-type="float" office:value="90869" table:style-name="ce38">
            <text:p>90.869</text:p>
          </table:table-cell>
          <table:table-cell office:value-type="percentage" office:value="0.8413640488139108" table:style-name="ce39">
            <text:p>84,1%</text:p>
          </table:table-cell>
          <table:table-cell office:value-type="float" office:value="56534" table:style-name="ce38">
            <text:p>56.534</text:p>
          </table:table-cell>
          <table:table-cell office:value-type="percentage" office:value="0.69502464931584318" table:style-name="ce39">
            <text:p>69,5%</text:p>
          </table:table-cell>
          <table:table-cell office:value-type="float" office:value="43850" table:style-name="ce38">
            <text:p>43.850</text:p>
          </table:table-cell>
          <table:table-cell office:value-type="percentage" office:value="0.64365082859952738" table:style-name="ce39">
            <text:p>64,4%</text:p>
          </table:table-cell>
          <table:table-cell office:value-type="float" office:value="16941" table:style-name="ce38">
            <text:p>16.941</text:p>
          </table:table-cell>
          <table:table-cell office:value-type="percentage" office:value="0.30043626303468823" table:style-name="ce39">
            <text:p>30,0%</text:p>
          </table:table-cell>
          <table:table-cell office:value-type="float" office:value="465634" table:style-name="ce38">
            <text:p>465.63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0094744338217339" table:style-name="ce39">
            <text:p>80,1%</text:p>
          </table:table-cell>
          <table:table-cell office:value-type="percentage" office:value="0.70422884556342513" table:style-name="ce39">
            <text:p>70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523" table:style-name="ce38">
            <text:p>161.523</text:p>
          </table:table-cell>
          <table:table-cell office:value-type="percentage" office:value="1.0226210826210826" table:style-name="ce39">
            <text:p>102,3%</text:p>
          </table:table-cell>
          <table:table-cell office:value-type="float" office:value="211657" table:style-name="ce38">
            <text:p>211.657</text:p>
          </table:table-cell>
          <table:table-cell office:value-type="percentage" office:value="0.99331709537687551" table:style-name="ce39">
            <text:p>99,3%</text:p>
          </table:table-cell>
          <table:table-cell office:value-type="float" office:value="271487" table:style-name="ce38">
            <text:p>271.487</text:p>
          </table:table-cell>
          <table:table-cell office:value-type="percentage" office:value="0.96918452514824061" table:style-name="ce39">
            <text:p>96,9%</text:p>
          </table:table-cell>
          <table:table-cell office:value-type="float" office:value="315698" table:style-name="ce38">
            <text:p>315.698</text:p>
          </table:table-cell>
          <table:table-cell office:value-type="percentage" office:value="0.92858634554690467" table:style-name="ce39">
            <text:p>92,9%</text:p>
          </table:table-cell>
          <table:table-cell office:value-type="float" office:value="307095" table:style-name="ce38">
            <text:p>307.095</text:p>
          </table:table-cell>
          <table:table-cell office:value-type="percentage" office:value="0.8480171649642535" table:style-name="ce39">
            <text:p>84,8%</text:p>
          </table:table-cell>
          <table:table-cell office:value-type="float" office:value="167522" table:style-name="ce38">
            <text:p>167.522</text:p>
          </table:table-cell>
          <table:table-cell office:value-type="percentage" office:value="0.64297256115113433" table:style-name="ce39">
            <text:p>64,3%</text:p>
          </table:table-cell>
          <table:table-cell office:value-type="float" office:value="98084" table:style-name="ce38">
            <text:p>98.084</text:p>
          </table:table-cell>
          <table:table-cell office:value-type="percentage" office:value="0.48668710986731767" table:style-name="ce39">
            <text:p>48,7%</text:p>
          </table:table-cell>
          <table:table-cell office:value-type="float" office:value="50202" table:style-name="ce38">
            <text:p>50.202</text:p>
          </table:table-cell>
          <table:table-cell office:value-type="percentage" office:value="0.29774741112415926" table:style-name="ce39">
            <text:p>29,8%</text:p>
          </table:table-cell>
          <table:table-cell office:value-type="float" office:value="1583268" table:style-name="ce38">
            <text:p>1.583.26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9804107275259417" table:style-name="ce39">
            <text:p>79,8%</text:p>
          </table:table-cell>
          <table:table-cell office:value-type="percentage" office:value="0.71302190853968284" table:style-name="ce39">
            <text:p>71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4" table:style-name="ce38">
            <text:p>2.354</text:p>
          </table:table-cell>
          <table:table-cell office:value-type="percentage" office:value="0.90364683301343574" table:style-name="ce39">
            <text:p>90,4%</text:p>
          </table:table-cell>
          <table:table-cell office:value-type="float" office:value="3822" table:style-name="ce38">
            <text:p>3.822</text:p>
          </table:table-cell>
          <table:table-cell office:value-type="percentage" office:value="0.88513200555812876" table:style-name="ce39">
            <text:p>88,5%</text:p>
          </table:table-cell>
          <table:table-cell office:value-type="float" office:value="7300" table:style-name="ce38">
            <text:p>7.300</text:p>
          </table:table-cell>
          <table:table-cell office:value-type="percentage" office:value="0.92910780196003562" table:style-name="ce39">
            <text:p>92,9%</text:p>
          </table:table-cell>
          <table:table-cell office:value-type="float" office:value="10020" table:style-name="ce38">
            <text:p>10.020</text:p>
          </table:table-cell>
          <table:table-cell office:value-type="percentage" office:value="0.86708203530633432" table:style-name="ce39">
            <text:p>86,7%</text:p>
          </table:table-cell>
          <table:table-cell office:value-type="float" office:value="10149" table:style-name="ce38">
            <text:p>10.149</text:p>
          </table:table-cell>
          <table:table-cell office:value-type="percentage" office:value="0.8028001898433792" table:style-name="ce39">
            <text:p>80,3%</text:p>
          </table:table-cell>
          <table:table-cell office:value-type="float" office:value="7808" table:style-name="ce38">
            <text:p>7.808</text:p>
          </table:table-cell>
          <table:table-cell office:value-type="percentage" office:value="0.65646544476206492" table:style-name="ce39">
            <text:p>65,6%</text:p>
          </table:table-cell>
          <table:table-cell office:value-type="float" office:value="6986" table:style-name="ce38">
            <text:p>6.986</text:p>
          </table:table-cell>
          <table:table-cell office:value-type="percentage" office:value="0.63700191483541535" table:style-name="ce39">
            <text:p>63,7%</text:p>
          </table:table-cell>
          <table:table-cell office:value-type="float" office:value="4153" table:style-name="ce38">
            <text:p>4.153</text:p>
          </table:table-cell>
          <table:table-cell office:value-type="percentage" office:value="0.45507341661187817" table:style-name="ce39">
            <text:p>45,5%</text:p>
          </table:table-cell>
          <table:table-cell office:value-type="float" office:value="52592" table:style-name="ce38">
            <text:p>52.59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4109772423025433" table:style-name="ce39">
            <text:p>74,1%</text:p>
          </table:table-cell>
          <table:table-cell office:value-type="percentage" office:value="0.62459324006555661" table:style-name="ce39">
            <text:p>62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7" table:style-name="ce38">
            <text:p>1.947</text:p>
          </table:table-cell>
          <table:table-cell office:value-type="percentage" office:value="0.82886334610472545" table:style-name="ce39">
            <text:p>82,9%</text:p>
          </table:table-cell>
          <table:table-cell office:value-type="float" office:value="3205" table:style-name="ce38">
            <text:p>3.205</text:p>
          </table:table-cell>
          <table:table-cell office:value-type="percentage" office:value="0.85512273212379941" table:style-name="ce39">
            <text:p>85,5%</text:p>
          </table:table-cell>
          <table:table-cell office:value-type="float" office:value="6869" table:style-name="ce38">
            <text:p>6.869</text:p>
          </table:table-cell>
          <table:table-cell office:value-type="percentage" office:value="0.87760316851922826" table:style-name="ce39">
            <text:p>87,8%</text:p>
          </table:table-cell>
          <table:table-cell office:value-type="float" office:value="9230" table:style-name="ce38">
            <text:p>9.230</text:p>
          </table:table-cell>
          <table:table-cell office:value-type="percentage" office:value="0.81688645012832994" table:style-name="ce39">
            <text:p>81,7%</text:p>
          </table:table-cell>
          <table:table-cell office:value-type="float" office:value="9438" table:style-name="ce38">
            <text:p>9.438</text:p>
          </table:table-cell>
          <table:table-cell office:value-type="percentage" office:value="0.78636893851024825" table:style-name="ce39">
            <text:p>78,6%</text:p>
          </table:table-cell>
          <table:table-cell office:value-type="float" office:value="7566" table:style-name="ce38">
            <text:p>7.566</text:p>
          </table:table-cell>
          <table:table-cell office:value-type="percentage" office:value="0.62358856012527819" table:style-name="ce39">
            <text:p>62,4%</text:p>
          </table:table-cell>
          <table:table-cell office:value-type="float" office:value="6884" table:style-name="ce38">
            <text:p>6.884</text:p>
          </table:table-cell>
          <table:table-cell office:value-type="percentage" office:value="0.57390579408086706" table:style-name="ce39">
            <text:p>57,4%</text:p>
          </table:table-cell>
          <table:table-cell office:value-type="float" office:value="4761" table:style-name="ce38">
            <text:p>4.761</text:p>
          </table:table-cell>
          <table:table-cell office:value-type="percentage" office:value="0.49728431167745979" table:style-name="ce39">
            <text:p>49,7%</text:p>
          </table:table-cell>
          <table:table-cell office:value-type="float" office:value="49900" table:style-name="ce38">
            <text:p>49.90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0354025970363898" table:style-name="ce39">
            <text:p>70,4%</text:p>
          </table:table-cell>
          <table:table-cell office:value-type="percentage" office:value="0.5730626119711516" table:style-name="ce39">
            <text:p>5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7" table:style-name="ce38">
            <text:p>3.397</text:p>
          </table:table-cell>
          <table:table-cell office:value-type="string" table:style-name="ce39">
            <text:p>-</text:p>
          </table:table-cell>
          <table:table-cell office:value-type="float" office:value="9027" table:style-name="ce38">
            <text:p>9.027</text:p>
          </table:table-cell>
          <table:table-cell office:value-type="string" table:style-name="ce39">
            <text:p>-</text:p>
          </table:table-cell>
          <table:table-cell office:value-type="float" office:value="20706" table:style-name="ce38">
            <text:p>20.706</text:p>
          </table:table-cell>
          <table:table-cell office:value-type="string" table:style-name="ce39">
            <text:p>-</text:p>
          </table:table-cell>
          <table:table-cell office:value-type="float" office:value="29497" table:style-name="ce38">
            <text:p>29.497</text:p>
          </table:table-cell>
          <table:table-cell office:value-type="string" table:style-name="ce39">
            <text:p>-</text:p>
          </table:table-cell>
          <table:table-cell office:value-type="float" office:value="22074" table:style-name="ce38">
            <text:p>22.074</text:p>
          </table:table-cell>
          <table:table-cell office:value-type="string" table:style-name="ce39">
            <text:p>-</text:p>
          </table:table-cell>
          <table:table-cell office:value-type="float" office:value="843" table:style-name="ce38">
            <text:p>843</text:p>
          </table:table-cell>
          <table:table-cell office:value-type="string" table:style-name="ce39">
            <text:p>-</text:p>
          </table:table-cell>
          <table:table-cell office:value-type="float" office:value="85586" table:style-name="ce38">
            <text:p>85.58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1" table:style-name="ce41">
            <text:p>151</text:p>
          </table:table-cell>
          <table:table-cell office:value-type="string" table:style-name="ce42">
            <text:p>-</text:p>
          </table:table-cell>
          <table:table-cell office:value-type="float" office:value="457" table:style-name="ce41">
            <text:p>457</text:p>
          </table:table-cell>
          <table:table-cell office:value-type="string" table:style-name="ce42">
            <text:p>-</text:p>
          </table:table-cell>
          <table:table-cell office:value-type="float" office:value="865" table:style-name="ce41">
            <text:p>865</text:p>
          </table:table-cell>
          <table:table-cell office:value-type="string" table:style-name="ce42">
            <text:p>-</text:p>
          </table:table-cell>
          <table:table-cell office:value-type="float" office:value="936" table:style-name="ce41">
            <text:p>936</text:p>
          </table:table-cell>
          <table:table-cell office:value-type="string" table:style-name="ce42">
            <text:p>-</text:p>
          </table:table-cell>
          <table:table-cell office:value-type="float" office:value="844" table:style-name="ce41">
            <text:p>844</text:p>
          </table:table-cell>
          <table:table-cell office:value-type="string" table:style-name="ce42">
            <text:p>-</text:p>
          </table:table-cell>
          <table:table-cell office:value-type="float" office:value="75" table:style-name="ce41">
            <text:p>75</text:p>
          </table:table-cell>
          <table:table-cell office:value-type="string" table:style-name="ce42">
            <text:p>-</text:p>
          </table:table-cell>
          <table:table-cell office:value-type="float" office:value="3364" table:style-name="ce41">
            <text:p>3.36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2212" table:style-name="ce45">
            <text:p>2.892.212</text:p>
          </table:table-cell>
          <table:table-cell office:value-type="percentage" office:value="1" table:style-name="ce46">
            <text:p>100,0%</text:p>
          </table:table-cell>
          <table:table-cell office:value-type="float" office:value="3897664" table:style-name="ce45">
            <text:p>3.897.664</text:p>
          </table:table-cell>
          <table:table-cell office:value-type="percentage" office:value="0.98424740122902643" table:style-name="ce46">
            <text:p>98,4%</text:p>
          </table:table-cell>
          <table:table-cell office:value-type="float" office:value="5104758" table:style-name="ce45">
            <text:p>5.104.758</text:p>
          </table:table-cell>
          <table:table-cell office:value-type="percentage" office:value="0.95648705093099362" table:style-name="ce46">
            <text:p>95,6%</text:p>
          </table:table-cell>
          <table:table-cell office:value-type="float" office:value="6442249" table:style-name="ce45">
            <text:p>6.442.249</text:p>
          </table:table-cell>
          <table:table-cell office:value-type="percentage" office:value="0.91596313312686806" table:style-name="ce46">
            <text:p>91,6%</text:p>
          </table:table-cell>
          <table:table-cell office:value-type="float" office:value="6599420" table:style-name="ce45">
            <text:p>6.599.420</text:p>
          </table:table-cell>
          <table:table-cell office:value-type="percentage" office:value="0.8362442894384341" table:style-name="ce46">
            <text:p>83,6%</text:p>
          </table:table-cell>
          <table:table-cell office:value-type="float" office:value="4219172" table:style-name="ce45">
            <text:p>4.219.172</text:p>
          </table:table-cell>
          <table:table-cell office:value-type="percentage" office:value="0.67719086550260077" table:style-name="ce46">
            <text:p>67,7%</text:p>
          </table:table-cell>
          <table:table-cell office:value-type="float" office:value="2968029" table:style-name="ce45">
            <text:p>2.968.029</text:p>
          </table:table-cell>
          <table:table-cell office:value-type="percentage" office:value="0.60025178779446031" table:style-name="ce46">
            <text:p>60,0%</text:p>
          </table:table-cell>
          <table:table-cell office:value-type="float" office:value="1253189" table:style-name="ce45">
            <text:p>1.253.189</text:p>
          </table:table-cell>
          <table:table-cell office:value-type="percentage" office:value="0.32226541304697781" table:style-name="ce46">
            <text:p>32,2%</text:p>
          </table:table-cell>
          <table:table-cell office:value-type="float" office:value="33376693" table:style-name="ce45">
            <text:p>33.376.69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9242236678702405" table:style-name="ce46">
            <text:p>79,2%</text:p>
          </table:table-cell>
          <table:table-cell office:value-type="percentage" office:value="0.7033958651272334" table:style-name="ce46">
            <text:p>70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office:value-type="string" table:number-columns-spanned="7" table:number-rows-spanned="1" table:style-name="ce17">
            <text:p>Datos del 01/09/2021</text:p>
          </table:table-cell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02T17:45:54Z</meta:creation-date>
    <dc:date>2021-09-02T17:47:26Z</dc:date>
  </office:meta>
</office:document-meta>
</file>